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467cm" fo:min-width="3.335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604cm" fo:min-width="3.248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36cm" fo:min-width="3.335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1cm" fo:min-width="3.248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906cm" fo:min-width="3.335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1cm" fo:min-width="3.248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98cm" fo:min-width="3.335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289cm" fo:min-width="3.335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7cm" fo:min-width="3.248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738cm" fo:min-width="3.335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99cm" fo:min-width="3.248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648cm" fo:min-width="3.335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92cm" fo:min-width="3.248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5cm" fo:min-width="3.335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7cm" fo:min-width="3.248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065cm" fo:min-width="3.335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056cm" fo:min-width="3.335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cm" fo:min-width="3.248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96cm" fo:min-width="3.335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522cm" fo:min-width="3.335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29cm" fo:min-width="3.248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89cm" fo:min-width="3.335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45cm" fo:min-width="3.335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78cm" fo:min-width="3.248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76cm" fo:min-width="3.335cm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9cm" fo:min-width="3.248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29cm" fo:min-width="3.335cm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22cm" fo:min-width="3.248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72cm" fo:min-width="3.335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31cm" fo:min-width="3.248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09cm" fo:min-width="3.3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8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2.1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1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9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74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21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7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57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1.7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0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12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33cm" fo:min-width="3.3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78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289cm" fo:min-width="3.3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073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755cm" fo:min-width="3.3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5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289cm" fo:min-width="3.335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cm" fo:min-width="3.335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23cm" fo:min-width="3.248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78cm" fo:min-width="3.33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1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93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31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45cm" fo:min-width="3.335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8cm" fo:min-width="3.248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052cm" fo:min-width="3.335cm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39cm" fo:min-width="3.248cm"/>
    </style:style>
    <style:style style:name="gr7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48cm" fo:min-width="3.335cm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22cm" fo:min-width="3.248cm"/>
    </style:style>
    <style:style style:name="gr8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72cm" fo:min-width="3.335cm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39cm" fo:min-width="3.248cm"/>
    </style:style>
    <style:style style:name="gr8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48cm" fo:min-width="3.335cm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51cm" fo:min-width="3.248cm"/>
    </style:style>
    <style:style style:name="gr8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322cm" fo:min-width="3.335cm"/>
    </style:style>
    <style:style style:name="gr8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.2cm" fo:text-indent="0cm"/>
    </style:style>
    <style:style style:name="P2" style:family="paragraph">
      <style:paragraph-properties fo:margin-left="0cm" fo:margin-right="0.2cm" fo:text-indent="0cm"/>
      <style:text-properties fo:font-family="'Bitstream Vera Sans'" style:font-pitch="variable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.2cm" fo:margin-right="0cm" fo:text-indent="0cm"/>
    </style:style>
    <style:style style:name="P5" style:family="paragraph">
      <style:paragraph-properties fo:margin-left="0.2cm" fo:margin-right="0cm" fo:text-indent="0cm"/>
      <style:text-properties fo:font-family="'Bitstream Vera Sans'" style:font-pitch="variable" fo:font-size="10pt"/>
    </style:style>
    <style:style style:name="P6" style:family="paragraph">
      <style:paragraph-properties fo:margin-left="0cm" fo:margin-right="0.2cm" fo:text-align="start" fo:text-indent="0cm"/>
    </style:style>
    <style:style style:name="P7" style:family="paragraph">
      <style:paragraph-properties fo:margin-left="0cm" fo:margin-right="0.2cm" fo:text-align="start" fo:text-indent="0cm"/>
      <style:text-properties fo:font-family="'Bitstream Vera Sans'" style:font-pitch="variable" fo:font-size="10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family="'Bitstream Vera Sans'" style:font-pitch="variable" fo:font-size="9pt"/>
    </style:style>
    <style:style style:name="P10" style:family="paragraph">
      <style:paragraph-properties fo:margin-left="0cm" fo:margin-right="0cm" fo:text-indent="0cm"/>
      <style:text-properties fo:font-family="'Bitstream Vera Sans'" style:font-pitch="variable" fo:font-size="9pt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family="'Bitstream Vera Sans Mono'" style:font-family-generic="swiss" style:font-pitch="fixed"/>
    </style:style>
    <style:style style:name="T1" style:family="text">
      <style:text-properties fo:font-family="'Bitstream Vera Sans'" style:font-pitch="variable" fo:font-size="10pt"/>
    </style:style>
    <style:style style:name="T2" style:family="text">
      <style:text-properties fo:font-family="'Bitstream Vera Sans'" style:font-pitch="variable" fo:font-size="10pt" style:text-underline-style="solid" style:text-underline-width="auto" style:text-underline-color="font-color"/>
    </style:style>
    <style:style style:name="T3" style:family="text">
      <style:text-properties fo:font-family="'Bitstream Vera Sans'" style:font-pitch="variable" fo:font-size="9pt"/>
    </style:style>
    <style:style style:name="T4" style:family="text">
      <style:text-properties fo:font-family="'Bitstream Vera Sans'" style:font-pitch="variable" fo:font-size="10pt" style:text-underline-style="none"/>
    </style:style>
    <style:style style:name="T5" style:family="text">
      <style:text-properties fo:font-family="'Bitstream Vera Sans Mono'" style:font-family-generic="swis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id="id27">
          <draw:frame draw:style-name="gr1" draw:text-style-name="P2" draw:layer="layout" svg:width="3.327cm" svg:height="0.412cm" svg:x="19.252cm" svg:y="32.921cm">
            <draw:text-box>
              <text:p text:style-name="P1"><text:span text:style-name="T1">Machine</text:span></text:p>
            </draw:text-box>
          </draw:frame>
          <draw:rect draw:style-name="gr2" draw:text-style-name="P3" draw:layer="layout" svg:width="3.36cm" svg:height="3.245cm" svg:x="19.246cm" svg:y="32.816cm">
            <text:p/>
          </draw:rect>
          <draw:line draw:style-name="gr3" draw:text-style-name="P3" draw:layer="layout" svg:x1="19.245cm" svg:y1="33.377cm" svg:x2="22.606cm" svg:y2="33.377cm">
            <text:p/>
          </draw:line>
          <draw:frame draw:style-name="gr4" draw:text-style-name="P5" draw:layer="layout" svg:width="3.335cm" svg:height="2.467cm" svg:x="19.244cm" svg:y="33.483cm">
            <draw:text-box>
              <text:p text:style-name="P4"><text:span text:style-name="T2">id</text:span></text:p>
              <text:p text:style-name="P4"><text:span text:style-name="T1">Name</text:span></text:p>
              <text:p text:style-name="P4"><text:span text:style-name="T1">LastId</text:span></text:p>
              <text:p text:style-name="P4"><text:span text:style-name="T1">LastBootId</text:span></text:p>
              <text:p text:style-name="P4"><text:span text:style-name="T1">LastCustomId</text:span></text:p>
              <text:p text:style-name="P4"><text:span text:style-name="T1">LastNmapId</text:span></text:p>
            </draw:text-box>
          </draw:frame>
        </draw:g>
        <draw:g draw:id="id1">
          <draw:frame draw:style-name="gr5" draw:text-style-name="P2" draw:layer="layout" svg:width="3.385cm" svg:height="0.604cm" svg:x="19.293cm" svg:y="21.58cm">
            <draw:text-box>
              <text:p text:style-name="P1"><text:span text:style-name="T1">Inventory</text:span></text:p>
            </draw:text-box>
          </draw:frame>
          <draw:rect draw:style-name="gr2" draw:text-style-name="P3" draw:layer="layout" svg:width="3.418cm" svg:height="2.57cm" svg:x="19.174cm" svg:y="21.426cm">
            <text:p/>
          </draw:rect>
          <draw:line draw:style-name="gr3" draw:text-style-name="P3" draw:layer="layout" svg:x1="19.173cm" svg:y1="22.248cm" svg:x2="22.592cm" svg:y2="22.248cm">
            <text:p/>
          </draw:line>
          <draw:frame draw:style-name="gr6" draw:text-style-name="P5" draw:layer="layout" svg:width="3.393cm" svg:height="2.056cm" svg:x="19.172cm" svg:y="22.303cm">
            <draw:text-box>
              <text:p text:style-name="P4"><text:span text:style-name="T2">id</text:span></text:p>
              <text:p text:style-name="P4"><text:span text:style-name="T1">Date</text:span></text:p>
              <text:p text:style-name="P4"><text:span text:style-name="T1">Time</text:span></text:p>
              <text:p text:style-name="P4"><text:span text:style-name="T1">Last</text:span></text:p>
              <text:p text:style-name="P4"><text:span text:style-name="T1"/></text:p>
            </draw:text-box>
          </draw:frame>
        </draw:g>
        <draw:g draw:id="id50">
          <draw:frame draw:style-name="gr7" draw:text-style-name="P2" draw:layer="layout" svg:width="4.127cm" svg:height="0.481cm" svg:x="36.762cm" svg:y="15.876cm">
            <draw:text-box>
              <text:p text:style-name="P1"><text:span text:style-name="T1">Bios</text:span></text:p>
            </draw:text-box>
          </draw:frame>
          <draw:rect draw:style-name="gr2" draw:text-style-name="P3" draw:layer="layout" svg:width="4.168cm" svg:height="6.632cm" svg:x="36.754cm" svg:y="15.754cm">
            <text:p/>
          </draw:rect>
          <draw:line draw:style-name="gr3" draw:text-style-name="P3" draw:layer="layout" svg:x1="36.753cm" svg:y1="16.408cm" svg:x2="40.922cm" svg:y2="16.408cm">
            <text:p/>
          </draw:line>
          <draw:frame draw:style-name="gr8" draw:text-style-name="P5" draw:layer="layout" svg:width="4.137cm" svg:height="5.755cm" svg:x="36.752cm" svg:y="16.533cm">
            <draw:text-box>
              <text:p text:style-name="P4"><text:span text:style-name="T2">id</text:span></text:p>
              <text:p text:style-name="P4"><text:span text:style-name="T1">Serial</text:span></text:p>
              <text:p text:style-name="P4"><text:span text:style-name="T1">Chipset</text:span></text:p>
              <text:p text:style-name="P4"><text:span text:style-name="T1">BiosVersion</text:span></text:p>
              <text:p text:style-name="P4"><text:span text:style-name="T1">ChipSerial</text:span></text:p>
              <text:p text:style-name="P4"><text:span text:style-name="T1">ChipVendor</text:span></text:p>
              <text:p text:style-name="P4"><text:span text:style-name="T1">BiosVendor</text:span></text:p>
              <text:p text:style-name="P4"><text:span text:style-name="T1">TypeMachine</text:span></text:p>
              <text:p text:style-name="P4"><text:span text:style-name="T1">SmbManufacturer</text:span></text:p>
              <text:p text:style-name="P4"><text:span text:style-name="T1">SmbProduct</text:span></text:p>
              <text:p text:style-name="P4"><text:span text:style-name="T1">SmbVersion</text:span></text:p>
              <text:p text:style-name="P4"><text:span text:style-name="T1">SmbSerial</text:span></text:p>
              <text:p text:style-name="P4"><text:span text:style-name="T1">SmbUUID</text:span></text:p>
              <text:p text:style-name="P4"><text:span text:style-name="T1">SmbType</text:span></text:p>
            </draw:text-box>
          </draw:frame>
        </draw:g>
        <draw:g draw:id="id51">
          <draw:frame draw:style-name="gr9" draw:text-style-name="P7" draw:layer="layout" svg:width="3.327cm" svg:height="0.551cm" svg:x="37.568cm" svg:y="12.236cm">
            <draw:text-box>
              <text:p text:style-name="P6"><text:span text:style-name="T1">Controller</text:span></text:p>
            </draw:text-box>
          </draw:frame>
          <draw:rect draw:style-name="gr2" draw:text-style-name="P3" draw:layer="layout" svg:width="3.36cm" svg:height="3.293cm" svg:x="37.562cm" svg:y="12.096cm">
            <text:p/>
          </draw:rect>
          <draw:line draw:style-name="gr3" draw:text-style-name="P3" draw:layer="layout" svg:x1="37.561cm" svg:y1="12.845cm" svg:x2="40.922cm" svg:y2="12.845cm">
            <text:p/>
          </draw:line>
          <draw:frame draw:style-name="gr10" draw:text-style-name="P5" draw:layer="layout" svg:width="3.335cm" svg:height="2.198cm" svg:x="37.56cm" svg:y="12.987cm">
            <draw:text-box>
              <text:p text:style-name="P4"><text:span text:style-name="T2">id</text:span></text:p>
              <text:p text:style-name="P4"><text:span text:style-name="T1">Vendor</text:span></text:p>
              <text:p text:style-name="P4"><text:span text:style-name="T1">ExpandedType</text:span></text:p>
              <text:p text:style-name="P4"><text:span text:style-name="T1">HardwareVersion</text:span></text:p>
              <text:p text:style-name="P4"><text:span text:style-name="T1">StandardType</text:span></text:p>
            </draw:text-box>
          </draw:frame>
        </draw:g>
        <draw:g draw:id="id46">
          <draw:frame draw:style-name="gr11" draw:text-style-name="P2" draw:layer="layout" svg:width="3.327cm" svg:height="0.412cm" svg:x="37.568cm" svg:y="35.883cm">
            <draw:text-box>
              <text:p text:style-name="P1"><text:span text:style-name="T1">Drive</text:span></text:p>
            </draw:text-box>
          </draw:frame>
          <draw:rect draw:style-name="gr2" draw:text-style-name="P3" draw:layer="layout" svg:width="3.36cm" svg:height="4.052cm" svg:x="37.562cm" svg:y="35.778cm">
            <text:p/>
          </draw:rect>
          <draw:line draw:style-name="gr3" draw:text-style-name="P3" draw:layer="layout" svg:x1="37.561cm" svg:y1="36.339cm" svg:x2="40.922cm" svg:y2="36.339cm">
            <text:p/>
          </draw:line>
          <draw:frame draw:style-name="gr12" draw:text-style-name="P5" draw:layer="layout" svg:width="3.335cm" svg:height="3.289cm" svg:x="37.56cm" svg:y="36.445cm">
            <draw:text-box>
              <text:p text:style-name="P4"><text:span text:style-name="T2">id</text:span></text:p>
              <text:p text:style-name="P4"><text:span text:style-name="T1">DriverLetter</text:span></text:p>
              <text:p text:style-name="P4"><text:span text:style-name="T1">DriveType</text:span></text:p>
              <text:p text:style-name="P4"><text:span text:style-name="T1">TotalSpace</text:span></text:p>
              <text:p text:style-name="P4"><text:span text:style-name="T1">FreeSpace</text:span></text:p>
              <text:p text:style-name="P4"><text:span text:style-name="T1">VolumeName</text:span></text:p>
              <text:p text:style-name="P4"><text:span text:style-name="T1">FileSystem</text:span></text:p>
              <text:p text:style-name="P4"><text:span text:style-name="T1">FileCount</text:span></text:p>
            </draw:text-box>
          </draw:frame>
        </draw:g>
        <draw:g draw:id="id37">
          <draw:frame draw:style-name="gr13" draw:text-style-name="P2" draw:layer="layout" svg:width="3.327cm" svg:height="0.457cm" svg:x="1.035cm" svg:y="10.475cm">
            <draw:text-box>
              <text:p text:style-name="P1"><text:span text:style-name="T1">Hardware</text:span></text:p>
            </draw:text-box>
          </draw:frame>
          <draw:rect draw:style-name="gr2" draw:text-style-name="P3" draw:layer="layout" svg:width="4.047cm" svg:height="8.209cm" svg:x="1.029cm" svg:y="10.359cm">
            <text:p/>
          </draw:rect>
          <draw:line draw:style-name="gr3" draw:text-style-name="P3" draw:layer="layout" svg:x1="1.028cm" svg:y1="10.98cm" svg:x2="5.05cm" svg:y2="10.98cm">
            <text:p/>
          </draw:line>
          <draw:frame draw:style-name="gr14" draw:text-style-name="P5" draw:layer="layout" svg:width="3.811cm" svg:height="7.738cm" svg:x="1.027cm" svg:y="11.098cm">
            <draw:text-box>
              <text:p text:style-name="P4"><text:span text:style-name="T2">id</text:span></text:p>
              <text:p text:style-name="P4"><text:span text:style-name="T1">OperatingSystem</text:span></text:p>
              <text:p text:style-name="P4"><text:span text:style-name="T1">Version</text:span></text:p>
              <text:p text:style-name="P4"><text:span text:style-name="T1">Build</text:span></text:p>
              <text:p text:style-name="P4"><text:span text:style-name="T1">ProcessorType</text:span></text:p>
              <text:p text:style-name="P4"><text:span text:style-name="T1">ProcessorFrequency</text:span></text:p>
              <text:p text:style-name="P4"><text:span text:style-name="T1">ProcessorCount</text:span></text:p>
              <text:p text:style-name="P4"><text:span text:style-name="T1">RamTotal</text:span></text:p>
              <text:p text:style-name="P4"><text:span text:style-name="T1">SwapSpace</text:span></text:p>
              <text:p text:style-name="P4"><text:span text:style-name="T1">IpAddress</text:span></text:p>
              <text:p text:style-name="P4"><text:span text:style-name="T1">Date</text:span></text:p>
              <text:p text:style-name="P4"><text:span text:style-name="T1">User</text:span></text:p>
              <text:p text:style-name="P4"><text:span text:style-name="T1">Workgroup</text:span></text:p>
              <text:p text:style-name="P4"><text:span text:style-name="T1">RegisteredName</text:span></text:p>
              <text:p text:style-name="P4"><text:span text:style-name="T1">RegisteredCompany</text:span></text:p>
              <text:p text:style-name="P4"><text:span text:style-name="T1">OSSerialNumber</text:span></text:p>
              <text:p text:style-name="P4"><text:span text:style-name="T1">Description</text:span></text:p>
              <text:p text:style-name="P4"><text:span text:style-name="T1">Type</text:span></text:p>
            </draw:text-box>
          </draw:frame>
        </draw:g>
        <draw:g draw:id="id32">
          <draw:frame draw:style-name="gr15" draw:text-style-name="P7" draw:layer="layout" svg:width="3.327cm" svg:height="0.499cm" svg:x="1.147cm" svg:y="35.162cm">
            <draw:text-box>
              <text:p text:style-name="P6"><text:span text:style-name="T1">Input</text:span></text:p>
            </draw:text-box>
          </draw:frame>
          <draw:rect draw:style-name="gr2" draw:text-style-name="P3" draw:layer="layout" svg:width="4.205cm" svg:height="3.837cm" svg:x="1.029cm" svg:y="35.063cm">
            <text:p/>
          </draw:rect>
          <draw:line draw:style-name="gr3" draw:text-style-name="P3" draw:layer="layout" svg:x1="1.028cm" svg:y1="35.686cm" svg:x2="5.234cm" svg:y2="35.682cm">
            <text:p/>
          </draw:line>
          <draw:frame draw:style-name="gr16" draw:text-style-name="P5" draw:layer="layout" svg:width="4.022cm" svg:height="2.878cm" svg:x="1.027cm" svg:y="35.711cm">
            <draw:text-box>
              <text:p text:style-name="P4"><text:span text:style-name="T2">id</text:span></text:p>
              <text:p text:style-name="P4"><text:span text:style-name="T1">Type</text:span></text:p>
              <text:p text:style-name="P4"><text:span text:style-name="T1">StandardDescription</text:span></text:p>
              <text:p text:style-name="P4"><text:span text:style-name="T1">ExpandedDescription</text:span></text:p>
              <text:p text:style-name="P4"><text:span text:style-name="T1">Connector</text:span></text:p>
              <text:p text:style-name="P4"><text:span text:style-name="T1">Manufacturer</text:span></text:p>
              <text:p text:style-name="P4"><text:span text:style-name="T1">PointType</text:span></text:p>
            </draw:text-box>
          </draw:frame>
        </draw:g>
        <draw:g draw:id="id52">
          <draw:frame draw:style-name="gr17" draw:text-style-name="P7" draw:layer="layout" svg:width="4.323cm" svg:height="0.492cm" svg:x="36.564cm" svg:y="7.897cm">
            <draw:text-box>
              <text:p text:style-name="P6"><text:span text:style-name="T1">Memory</text:span></text:p>
            </draw:text-box>
          </draw:frame>
          <draw:rect draw:style-name="gr2" draw:text-style-name="P3" draw:layer="layout" svg:width="4.365cm" svg:height="3.959cm" svg:x="36.557cm" svg:y="7.771cm">
            <text:p/>
          </draw:rect>
          <draw:line draw:style-name="gr3" draw:text-style-name="P3" draw:layer="layout" svg:x1="36.555cm" svg:y1="8.442cm" svg:x2="40.922cm" svg:y2="8.442cm">
            <text:p/>
          </draw:line>
          <draw:frame draw:style-name="gr18" draw:text-style-name="P5" draw:layer="layout" svg:width="4.333cm" svg:height="2.95cm" svg:x="36.554cm" svg:y="8.569cm">
            <draw:text-box>
              <text:p text:style-name="P4"><text:span text:style-name="T2">id</text:span></text:p>
              <text:p text:style-name="P4"><text:span text:style-name="T1">Description</text:span></text:p>
              <text:p text:style-name="P4"><text:span text:style-name="T1">ExtendedDescription</text:span></text:p>
              <text:p text:style-name="P4"><text:span text:style-name="T1">Size</text:span></text:p>
              <text:p text:style-name="P4"><text:span text:style-name="T1">ChipsetType</text:span></text:p>
              <text:p text:style-name="P4"><text:span text:style-name="T1">Frequency</text:span></text:p>
              <text:p text:style-name="P4"><text:span text:style-name="T1">SlotCount</text:span></text:p>
            </draw:text-box>
          </draw:frame>
        </draw:g>
        <draw:g draw:id="id36">
          <draw:frame draw:style-name="gr19" draw:text-style-name="P7" draw:layer="layout" svg:width="4.338cm" svg:height="0.517cm" svg:x="1.037cm" svg:y="19.727cm">
            <draw:text-box>
              <text:p text:style-name="P6"><text:span text:style-name="T1">Modem</text:span></text:p>
            </draw:text-box>
          </draw:frame>
          <draw:rect draw:style-name="gr2" draw:text-style-name="P3" draw:layer="layout" svg:width="4.38cm" svg:height="3.094cm" svg:x="1.03cm" svg:y="19.595cm">
            <text:p/>
          </draw:rect>
          <draw:line draw:style-name="gr3" draw:text-style-name="P3" draw:layer="layout" svg:x1="1.028cm" svg:y1="20.299cm" svg:x2="5.41cm" svg:y2="20.299cm">
            <text:p/>
          </draw:line>
          <draw:frame draw:style-name="gr20" draw:text-style-name="P5" draw:layer="layout" svg:width="4.348cm" svg:height="2.065cm" svg:x="1.027cm" svg:y="20.433cm">
            <draw:text-box>
              <text:p text:style-name="P4"><text:span text:style-name="T2">id</text:span></text:p>
              <text:p text:style-name="P4"><text:span text:style-name="T1">Vendor</text:span></text:p>
              <text:p text:style-name="P4"><text:span text:style-name="T1">Description</text:span></text:p>
              <text:p text:style-name="P4"><text:span text:style-name="T1">Type</text:span></text:p>
              <text:p text:style-name="P4"><text:span text:style-name="T1">ExpandedDescription</text:span></text:p>
            </draw:text-box>
          </draw:frame>
        </draw:g>
        <draw:g draw:id="id35">
          <draw:frame draw:style-name="gr21" draw:text-style-name="P7" draw:layer="layout" svg:width="3.327cm" svg:height="0.412cm" svg:x="1.035cm" svg:y="23.554cm">
            <draw:text-box>
              <text:p text:style-name="P6"><text:span text:style-name="T1">VideoCard</text:span></text:p>
            </draw:text-box>
          </draw:frame>
          <draw:rect draw:style-name="gr2" draw:text-style-name="P3" draw:layer="layout" svg:width="3.36cm" svg:height="2.833cm" svg:x="1.029cm" svg:y="23.449cm">
            <text:p/>
          </draw:rect>
          <draw:line draw:style-name="gr3" draw:text-style-name="P3" draw:layer="layout" svg:x1="1.028cm" svg:y1="24.01cm" svg:x2="4.389cm" svg:y2="24.01cm">
            <text:p/>
          </draw:line>
          <draw:frame draw:style-name="gr22" draw:text-style-name="P5" draw:layer="layout" svg:width="3.335cm" svg:height="2.056cm" svg:x="1.027cm" svg:y="24.116cm">
            <draw:text-box>
              <text:p text:style-name="P4"><text:span text:style-name="T2">id</text:span></text:p>
              <text:p text:style-name="P4"><text:span text:style-name="T1">Model</text:span></text:p>
              <text:p text:style-name="P4"><text:span text:style-name="T1">Chipset</text:span></text:p>
              <text:p text:style-name="P4"><text:span text:style-name="T1">VRAMSize</text:span></text:p>
              <text:p text:style-name="P4"><text:span text:style-name="T1">Resolution</text:span></text:p>
            </draw:text-box>
          </draw:frame>
        </draw:g>
        <draw:g draw:id="id34">
          <draw:frame draw:style-name="gr23" draw:text-style-name="P7" draw:layer="layout" svg:width="3.327cm" svg:height="0.57cm" svg:x="1.148cm" svg:y="27.244cm">
            <draw:text-box>
              <text:p text:style-name="P6"><text:span text:style-name="T1">Monitor</text:span></text:p>
            </draw:text-box>
          </draw:frame>
          <draw:rect draw:style-name="gr2" draw:text-style-name="P3" draw:layer="layout" svg:width="3.36cm" svg:height="3.409cm" svg:x="1.029cm" svg:y="27.042cm">
            <text:p/>
          </draw:rect>
          <draw:line draw:style-name="gr3" draw:text-style-name="P3" draw:layer="layout" svg:x1="1.028cm" svg:y1="27.818cm" svg:x2="4.389cm" svg:y2="27.818cm">
            <text:p/>
          </draw:line>
          <draw:frame draw:style-name="gr24" draw:text-style-name="P5" draw:layer="layout" svg:width="3.335cm" svg:height="2.467cm" svg:x="1.027cm" svg:y="27.945cm">
            <draw:text-box>
              <text:p text:style-name="P4"><text:span text:style-name="T2">id</text:span></text:p>
              <text:p text:style-name="P4"><text:span text:style-name="T1">Stamp</text:span></text:p>
              <text:p text:style-name="P4"><text:span text:style-name="T1">Description</text:span></text:p>
              <text:p text:style-name="P4"><text:span text:style-name="T1">Type</text:span></text:p>
              <text:p text:style-name="P4"><text:span text:style-name="T1">Serial</text:span></text:p>
              <text:p text:style-name="P4"><text:span text:style-name="T1">Manuf</text:span></text:p>
            </draw:text-box>
          </draw:frame>
        </draw:g>
        <draw:g draw:id="id38">
          <draw:frame draw:style-name="gr25" draw:text-style-name="P7" draw:layer="layout" svg:width="3.327cm" svg:height="0.412cm" svg:x="1.035cm" svg:y="4.382cm">
            <draw:text-box>
              <text:p text:style-name="P6"><text:span text:style-name="T1">Network</text:span></text:p>
            </draw:text-box>
          </draw:frame>
          <draw:rect draw:style-name="gr2" draw:text-style-name="P3" draw:layer="layout" svg:width="3.36cm" svg:height="5.321cm" svg:x="1.029cm" svg:y="4.277cm">
            <text:p/>
          </draw:rect>
          <draw:line draw:style-name="gr3" draw:text-style-name="P3" draw:layer="layout" svg:x1="1.028cm" svg:y1="4.838cm" svg:x2="4.389cm" svg:y2="4.838cm">
            <text:p/>
          </draw:line>
          <draw:frame draw:style-name="gr26" draw:text-style-name="P5" draw:layer="layout" svg:width="3.335cm" svg:height="4.522cm" svg:x="1.027cm" svg:y="4.944cm">
            <draw:text-box>
              <text:p text:style-name="P4"><text:span text:style-name="T2">id</text:span></text:p>
              <text:p text:style-name="P4"><text:span text:style-name="T1">CardType</text:span></text:p>
              <text:p text:style-name="P4"><text:span text:style-name="T1">NetworkType</text:span></text:p>
              <text:p text:style-name="P4"><text:span text:style-name="T1">MIB</text:span></text:p>
              <text:p text:style-name="P4"><text:span text:style-name="T1">Bandwidth</text:span></text:p>
              <text:p text:style-name="P4"><text:span text:style-name="T1">MACAddress</text:span></text:p>
              <text:p text:style-name="P4"><text:span text:style-name="T1">State</text:span></text:p>
              <text:p text:style-name="P4"><text:span text:style-name="T1">IP</text:span></text:p>
              <text:p text:style-name="P4"><text:span text:style-name="T1">SubnetMask</text:span></text:p>
              <text:p text:style-name="P4"><text:span text:style-name="T1">Gateway</text:span></text:p>
              <text:p text:style-name="P4"><text:span text:style-name="T1">DNS</text:span></text:p>
            </draw:text-box>
          </draw:frame>
        </draw:g>
        <draw:g draw:id="id33">
          <draw:frame draw:style-name="gr27" draw:text-style-name="P7" draw:layer="layout" svg:width="3.327cm" svg:height="0.629cm" svg:x="1.035cm" svg:y="31.372cm">
            <draw:text-box>
              <text:p text:style-name="P6"><text:span text:style-name="T1">Port</text:span></text:p>
            </draw:text-box>
          </draw:frame>
          <draw:rect draw:style-name="gr2" draw:text-style-name="P3" draw:layer="layout" svg:width="3.36cm" svg:height="3.033cm" svg:x="1.029cm" svg:y="31.212cm">
            <text:p/>
          </draw:rect>
          <draw:line draw:style-name="gr3" draw:text-style-name="P3" draw:layer="layout" svg:x1="1.028cm" svg:y1="31.911cm" svg:x2="4.389cm" svg:y2="31.911cm">
            <text:p/>
          </draw:line>
          <draw:frame draw:style-name="gr28" draw:text-style-name="P5" draw:layer="layout" svg:width="3.335cm" svg:height="2.289cm" svg:x="1.027cm" svg:y="32.014cm">
            <draw:text-box>
              <text:p text:style-name="P4"><text:span text:style-name="T2">id</text:span></text:p>
              <text:p text:style-name="P4"><text:span text:style-name="T1">Stamp</text:span></text:p>
              <text:p text:style-name="P4"><text:span text:style-name="T1">Type</text:span></text:p>
              <text:p text:style-name="P4"><text:span text:style-name="T1">Caption</text:span></text:p>
              <text:p text:style-name="P4"><text:span text:style-name="T1">Description</text:span></text:p>
            </draw:text-box>
          </draw:frame>
        </draw:g>
        <draw:g draw:id="id53">
          <draw:frame draw:style-name="gr29" draw:text-style-name="P7" draw:layer="layout" svg:width="3.327cm" svg:height="0.412cm" svg:x="37.568cm" svg:y="5.099cm">
            <draw:text-box>
              <text:p text:style-name="P6"><text:span text:style-name="T1">Printer</text:span></text:p>
            </draw:text-box>
          </draw:frame>
          <draw:rect draw:style-name="gr2" draw:text-style-name="P3" draw:layer="layout" svg:width="3.36cm" svg:height="2.411cm" svg:x="37.562cm" svg:y="4.994cm">
            <text:p/>
          </draw:rect>
          <draw:line draw:style-name="gr3" draw:text-style-name="P3" draw:layer="layout" svg:x1="37.561cm" svg:y1="5.555cm" svg:x2="40.922cm" svg:y2="5.555cm">
            <text:p/>
          </draw:line>
          <draw:frame draw:style-name="gr30" draw:text-style-name="P5" draw:layer="layout" svg:width="3.335cm" svg:height="1.645cm" svg:x="37.56cm" svg:y="5.661cm">
            <draw:text-box>
              <text:p text:style-name="P4"><text:span text:style-name="T2">id</text:span></text:p>
              <text:p text:style-name="P4"><text:span text:style-name="T1">Name</text:span></text:p>
              <text:p text:style-name="P4"><text:span text:style-name="T1">Driver</text:span></text:p>
              <text:p text:style-name="P4"><text:span text:style-name="T1">Port</text:span></text:p>
            </draw:text-box>
          </draw:frame>
        </draw:g>
        <draw:g draw:id="id45">
          <draw:frame draw:style-name="gr31" draw:text-style-name="P7" draw:layer="layout" svg:width="3.327cm" svg:height="0.778cm" svg:x="37.568cm" svg:y="40.301cm">
            <draw:text-box>
              <text:p text:style-name="P6"><text:span text:style-name="T1">Slot</text:span></text:p>
            </draw:text-box>
          </draw:frame>
          <draw:rect draw:style-name="gr2" draw:text-style-name="P3" draw:layer="layout" svg:width="3.36cm" svg:height="2.834cm" svg:x="37.562cm" svg:y="40.196cm">
            <text:p/>
          </draw:rect>
          <draw:line draw:style-name="gr3" draw:text-style-name="P3" draw:layer="layout" svg:x1="37.561cm" svg:y1="40.757cm" svg:x2="40.922cm" svg:y2="40.757cm">
            <text:p/>
          </draw:line>
          <draw:frame draw:style-name="gr32" draw:text-style-name="P5" draw:layer="layout" svg:width="3.335cm" svg:height="2.176cm" svg:x="37.56cm" svg:y="40.863cm">
            <draw:text-box>
              <text:p text:style-name="P4"><text:span text:style-name="T2">id</text:span></text:p>
              <text:p text:style-name="P4"><text:span text:style-name="T1">Connector</text:span></text:p>
              <text:p text:style-name="P4"><text:span text:style-name="T1">PortType</text:span></text:p>
              <text:p text:style-name="P4"><text:span text:style-name="T1">Availability</text:span></text:p>
              <text:p text:style-name="P4"><text:span text:style-name="T1">State</text:span></text:p>
            </draw:text-box>
          </draw:frame>
        </draw:g>
        <draw:g draw:id="id49">
          <draw:frame draw:style-name="gr33" draw:text-style-name="P7" draw:layer="layout" svg:width="3.327cm" svg:height="0.519cm" svg:x="37.568cm" svg:y="22.884cm">
            <draw:text-box>
              <text:p text:style-name="P6"><text:span text:style-name="T1">Software</text:span></text:p>
            </draw:text-box>
          </draw:frame>
          <draw:rect draw:style-name="gr2" draw:text-style-name="P3" draw:layer="layout" svg:width="3.36cm" svg:height="4.602cm" svg:x="37.562cm" svg:y="22.752cm">
            <text:p/>
          </draw:rect>
          <draw:line draw:style-name="gr3" draw:text-style-name="P3" draw:layer="layout" svg:x1="37.561cm" svg:y1="23.402cm" svg:x2="40.922cm" svg:y2="23.402cm">
            <text:p/>
          </draw:line>
          <draw:frame draw:style-name="gr34" draw:text-style-name="P5" draw:layer="layout" svg:width="3.335cm" svg:height="3.729cm" svg:x="37.56cm" svg:y="23.488cm">
            <draw:text-box>
              <text:p text:style-name="P4"><text:span text:style-name="T2">id</text:span></text:p>
              <text:p text:style-name="P4"><text:span text:style-name="T1">ProductName</text:span></text:p>
              <text:p text:style-name="P4"><text:span text:style-name="T1">ProductPath</text:span></text:p>
              <text:p text:style-name="P4"><text:span text:style-name="T1">ExecutableSize</text:span></text:p>
              <text:p text:style-name="P4"><text:span text:style-name="T1">Company</text:span></text:p>
              <text:p text:style-name="P4"><text:span text:style-name="T1">Application</text:span></text:p>
              <text:p text:style-name="P4"><text:span text:style-name="T1">Type</text:span></text:p>
              <text:p text:style-name="P4"><text:span text:style-name="T1">ProductVersion</text:span></text:p>
              <text:p text:style-name="P4"><text:span text:style-name="T1">Comments</text:span></text:p>
            </draw:text-box>
          </draw:frame>
        </draw:g>
        <draw:g draw:id="id47">
          <draw:frame draw:style-name="gr35" draw:text-style-name="P7" draw:layer="layout" svg:width="3.327cm" svg:height="0.522cm" svg:x="37.568cm" svg:y="32.993cm">
            <draw:text-box>
              <text:p text:style-name="P6"><text:span text:style-name="T1">Sound</text:span></text:p>
            </draw:text-box>
          </draw:frame>
          <draw:rect draw:style-name="gr2" draw:text-style-name="P3" draw:layer="layout" svg:width="3.36cm" svg:height="2.552cm" svg:x="37.562cm" svg:y="32.86cm">
            <text:p/>
          </draw:rect>
          <draw:line draw:style-name="gr3" draw:text-style-name="P3" draw:layer="layout" svg:x1="37.561cm" svg:y1="33.458cm" svg:x2="40.922cm" svg:y2="33.458cm">
            <text:p/>
          </draw:line>
          <draw:frame draw:style-name="gr36" draw:text-style-name="P5" draw:layer="layout" svg:width="3.335cm" svg:height="1.72cm" svg:x="37.56cm" svg:y="33.55cm">
            <draw:text-box>
              <text:p text:style-name="P4"><text:span text:style-name="T2">id</text:span></text:p>
              <text:p text:style-name="P4"><text:span text:style-name="T1">Name</text:span></text:p>
              <text:p text:style-name="P4"><text:span text:style-name="T1">Description</text:span></text:p>
              <text:p text:style-name="P4"><text:span text:style-name="T1">Manufacturer</text:span></text:p>
            </draw:text-box>
          </draw:frame>
        </draw:g>
        <draw:g draw:id="id48">
          <draw:frame draw:style-name="gr37" draw:text-style-name="P7" draw:layer="layout" svg:width="3.327cm" svg:height="0.531cm" svg:x="37.568cm" svg:y="27.855cm">
            <draw:text-box>
              <text:p text:style-name="P6"><text:span text:style-name="T1">Storage</text:span></text:p>
            </draw:text-box>
          </draw:frame>
          <draw:rect draw:style-name="gr2" draw:text-style-name="P3" draw:layer="layout" svg:width="3.36cm" svg:height="4.775cm" svg:x="37.562cm" svg:y="27.72cm">
            <text:p/>
          </draw:rect>
          <draw:line draw:style-name="gr3" draw:text-style-name="P3" draw:layer="layout" svg:x1="37.561cm" svg:y1="28.443cm" svg:x2="40.922cm" svg:y2="28.443cm">
            <text:p/>
          </draw:line>
          <draw:frame draw:style-name="gr38" draw:text-style-name="P5" draw:layer="layout" svg:width="3.335cm" svg:height="3.709cm" svg:x="37.56cm" svg:y="28.579cm">
            <draw:text-box>
              <text:p text:style-name="P4"><text:span text:style-name="T2">id</text:span></text:p>
              <text:p text:style-name="P4"><text:span text:style-name="T1">StandardType</text:span></text:p>
              <text:p text:style-name="P4"><text:span text:style-name="T1">ExtendedType</text:span></text:p>
              <text:p text:style-name="P4"><text:span text:style-name="T1">Model</text:span></text:p>
              <text:p text:style-name="P4"><text:span text:style-name="T1">VolumeName</text:span></text:p>
              <text:p text:style-name="P4"><text:span text:style-name="T1">Media</text:span></text:p>
              <text:p text:style-name="P4"><text:span text:style-name="T1">StandardType</text:span></text:p>
              <text:p text:style-name="P4"><text:span text:style-name="T1">Manufacturer</text:span></text:p>
              <text:p text:style-name="P4"><text:span text:style-name="T1">DiskSize</text:span></text:p>
            </draw:text-box>
          </draw:frame>
        </draw:g>
        <draw:g draw:id="id16">
          <draw:ellipse draw:style-name="gr2" draw:text-style-name="P3" draw:layer="layout" svg:width="2.673cm" svg:height="1.482cm" svg:x="7.239cm" svg:y="10.256cm">
            <text:p/>
          </draw:ellipse>
          <draw:frame draw:style-name="gr39" draw:text-style-name="P9" draw:layer="layout" svg:width="1.886cm" svg:height="0.374cm" svg:x="7.657cm" svg:y="10.576cm">
            <draw:text-box>
              <text:p text:style-name="P8"><text:span text:style-name="T3">hasNetwork</text:span></text:p>
            </draw:text-box>
          </draw:frame>
          <draw:line draw:style-name="gr3" draw:text-style-name="P3" draw:layer="layout" svg:x1="7.233cm" svg:y1="10.997cm" svg:x2="9.906cm" svg:y2="10.997cm">
            <text:p/>
          </draw:line>
        </draw:g>
        <draw:g draw:id="id17">
          <draw:ellipse draw:style-name="gr2" draw:text-style-name="P3" draw:layer="layout" svg:width="2.673cm" svg:height="1.722cm" svg:x="7.239cm" svg:y="14.865cm">
            <text:p/>
          </draw:ellipse>
          <draw:frame draw:style-name="gr40" draw:text-style-name="P10" draw:layer="layout" svg:width="2.11cm" svg:height="0.434cm" svg:x="7.525cm" svg:y="15.237cm">
            <draw:text-box>
              <text:p text:style-name="P8"><text:span text:style-name="T3">hasHardware</text:span></text:p>
            </draw:text-box>
          </draw:frame>
          <draw:line draw:style-name="gr3" draw:text-style-name="P3" draw:layer="layout" svg:x1="7.233cm" svg:y1="15.726cm" svg:x2="9.906cm" svg:y2="15.726cm">
            <text:p/>
          </draw:line>
        </draw:g>
        <draw:g draw:id="id3">
          <draw:ellipse draw:style-name="gr2" draw:text-style-name="P3" draw:layer="layout" svg:width="2.673cm" svg:height="1.482cm" svg:x="31.621cm" svg:y="6.434cm">
            <text:p/>
          </draw:ellipse>
          <draw:frame draw:style-name="gr41" draw:text-style-name="P10" draw:layer="layout" svg:width="1.628cm" svg:height="0.374cm" svg:x="32.172cm" svg:y="6.754cm">
            <draw:text-box>
              <text:p text:style-name="P8"><text:span text:style-name="T3">hasPrinter</text:span></text:p>
            </draw:text-box>
          </draw:frame>
          <draw:line draw:style-name="gr3" draw:text-style-name="P3" draw:layer="layout" svg:x1="31.615cm" svg:y1="7.175cm" svg:x2="34.288cm" svg:y2="7.175cm">
            <text:p/>
          </draw:line>
        </draw:g>
        <draw:g draw:id="id4">
          <draw:ellipse draw:style-name="gr2" draw:text-style-name="P3" draw:layer="layout" svg:width="2.673cm" svg:height="1.482cm" svg:x="31.621cm" svg:y="10.98cm">
            <text:p/>
          </draw:ellipse>
          <draw:frame draw:style-name="gr42" draw:text-style-name="P9" draw:layer="layout" svg:width="1.856cm" svg:height="0.374cm" svg:x="32.007cm" svg:y="11.3cm">
            <draw:text-box>
              <text:p text:style-name="P8"><text:span text:style-name="T3">hasMemory</text:span></text:p>
            </draw:text-box>
          </draw:frame>
          <draw:line draw:style-name="gr3" draw:text-style-name="P3" draw:layer="layout" svg:x1="31.615cm" svg:y1="11.721cm" svg:x2="34.288cm" svg:y2="11.721cm">
            <text:p/>
          </draw:line>
        </draw:g>
        <draw:g draw:id="id5">
          <draw:ellipse draw:style-name="gr2" draw:text-style-name="P3" draw:layer="layout" svg:width="2.673cm" svg:height="1.482cm" svg:x="31.621cm" svg:y="15.525cm">
            <text:p/>
          </draw:ellipse>
          <draw:frame draw:style-name="gr43" draw:text-style-name="P9" draw:layer="layout" svg:width="2.136cm" svg:height="0.374cm" svg:x="31.919cm" svg:y="15.845cm">
            <draw:text-box>
              <text:p text:style-name="P8"><text:span text:style-name="T3">hasController</text:span></text:p>
            </draw:text-box>
          </draw:frame>
          <draw:line draw:style-name="gr3" draw:text-style-name="P3" draw:layer="layout" svg:x1="31.615cm" svg:y1="16.266cm" svg:x2="34.288cm" svg:y2="16.266cm">
            <text:p/>
          </draw:line>
        </draw:g>
        <draw:g draw:id="id6">
          <draw:ellipse draw:style-name="gr2" draw:text-style-name="P3" draw:layer="layout" svg:width="2.673cm" svg:height="1.482cm" svg:x="31.621cm" svg:y="20.07cm">
            <text:p/>
          </draw:ellipse>
          <draw:frame draw:style-name="gr44" draw:text-style-name="P9" draw:layer="layout" svg:width="1.23cm" svg:height="0.374cm" svg:x="32.36cm" svg:y="20.39cm">
            <draw:text-box>
              <text:p text:style-name="P8"><text:span text:style-name="T3">hasBios</text:span></text:p>
            </draw:text-box>
          </draw:frame>
          <draw:line draw:style-name="gr3" draw:text-style-name="P3" draw:layer="layout" svg:x1="31.615cm" svg:y1="20.811cm" svg:x2="34.288cm" svg:y2="20.811cm">
            <text:p/>
          </draw:line>
        </draw:g>
        <draw:g draw:id="id7">
          <draw:ellipse draw:style-name="gr2" draw:text-style-name="P3" draw:layer="layout" svg:width="2.673cm" svg:height="1.482cm" svg:x="31.621cm" svg:y="24.615cm">
            <text:p/>
          </draw:ellipse>
          <draw:frame draw:style-name="gr45" draw:text-style-name="P9" draw:layer="layout" svg:width="1.975cm" svg:height="0.374cm" svg:x="31.963cm" svg:y="24.935cm">
            <draw:text-box>
              <text:p text:style-name="P8"><text:span text:style-name="T3">hasSoftware</text:span></text:p>
            </draw:text-box>
          </draw:frame>
          <draw:line draw:style-name="gr3" draw:text-style-name="P3" draw:layer="layout" svg:x1="31.615cm" svg:y1="25.356cm" svg:x2="34.288cm" svg:y2="25.356cm">
            <text:p/>
          </draw:line>
        </draw:g>
        <draw:g draw:id="id18">
          <draw:ellipse draw:style-name="gr2" draw:text-style-name="P3" draw:layer="layout" svg:width="2.673cm" svg:height="1.482cm" svg:x="7.239cm" svg:y="19.714cm">
            <text:p/>
          </draw:ellipse>
          <draw:frame draw:style-name="gr46" draw:text-style-name="P9" draw:layer="layout" svg:width="1.742cm" svg:height="0.374cm" svg:x="7.758cm" svg:y="20.034cm">
            <draw:text-box>
              <text:p text:style-name="P8"><text:span text:style-name="T3">hasModem</text:span></text:p>
            </draw:text-box>
          </draw:frame>
          <draw:line draw:style-name="gr3" draw:text-style-name="P3" draw:layer="layout" svg:x1="7.233cm" svg:y1="20.455cm" svg:x2="9.906cm" svg:y2="20.455cm">
            <text:p/>
          </draw:line>
        </draw:g>
        <draw:g draw:id="id19">
          <draw:ellipse draw:style-name="gr2" draw:text-style-name="P3" draw:layer="layout" svg:width="2.673cm" svg:height="1.482cm" svg:x="7.239cm" svg:y="24.322cm">
            <text:p/>
          </draw:ellipse>
          <draw:frame draw:style-name="gr47" draw:text-style-name="P9" draw:layer="layout" svg:width="2.212cm" svg:height="0.374cm" svg:x="7.449cm" svg:y="24.642cm">
            <draw:text-box>
              <text:p text:style-name="P8"><text:span text:style-name="T3">hasVideoCard</text:span></text:p>
            </draw:text-box>
          </draw:frame>
          <draw:line draw:style-name="gr3" draw:text-style-name="P3" draw:layer="layout" svg:x1="7.233cm" svg:y1="25.063cm" svg:x2="9.906cm" svg:y2="25.063cm">
            <text:p/>
          </draw:line>
        </draw:g>
        <draw:g draw:id="id20">
          <draw:ellipse draw:style-name="gr2" draw:text-style-name="P3" draw:layer="layout" svg:width="2.673cm" svg:height="1.482cm" svg:x="7.239cm" svg:y="28.931cm">
            <text:p/>
          </draw:ellipse>
          <draw:frame draw:style-name="gr48" draw:text-style-name="P9" draw:layer="layout" svg:width="1.776cm" svg:height="0.374cm" svg:x="7.669cm" svg:y="29.251cm">
            <draw:text-box>
              <text:p text:style-name="P8"><text:span text:style-name="T3">hasMonitor</text:span></text:p>
            </draw:text-box>
          </draw:frame>
          <draw:line draw:style-name="gr3" draw:text-style-name="P3" draw:layer="layout" svg:x1="7.233cm" svg:y1="29.672cm" svg:x2="9.906cm" svg:y2="29.672cm">
            <text:p/>
          </draw:line>
        </draw:g>
        <draw:g draw:id="id9">
          <draw:ellipse draw:style-name="gr2" draw:text-style-name="P3" draw:layer="layout" svg:width="2.673cm" svg:height="1.482cm" svg:x="31.621cm" svg:y="33.706cm">
            <text:p/>
          </draw:ellipse>
          <draw:frame draw:style-name="gr49" draw:text-style-name="P9" draw:layer="layout" svg:width="1.573cm" svg:height="0.374cm" svg:x="32.183cm" svg:y="34.026cm">
            <draw:text-box>
              <text:p text:style-name="P8"><text:span text:style-name="T3">hasSound</text:span></text:p>
            </draw:text-box>
          </draw:frame>
          <draw:line draw:style-name="gr3" draw:text-style-name="P3" draw:layer="layout" svg:x1="31.615cm" svg:y1="34.447cm" svg:x2="34.288cm" svg:y2="34.447cm">
            <text:p/>
          </draw:line>
        </draw:g>
        <draw:g draw:id="id22">
          <draw:ellipse draw:style-name="gr2" draw:text-style-name="P3" draw:layer="layout" svg:width="2.673cm" svg:height="1.482cm" svg:x="7.239cm" svg:y="38.148cm">
            <text:p/>
          </draw:ellipse>
          <draw:frame draw:style-name="gr50" draw:text-style-name="P9" draw:layer="layout" svg:width="1.391cm" svg:height="0.374cm" svg:x="7.89cm" svg:y="38.468cm">
            <draw:text-box>
              <text:p text:style-name="P8"><text:span text:style-name="T3">hasInput</text:span></text:p>
            </draw:text-box>
          </draw:frame>
          <draw:line draw:style-name="gr3" draw:text-style-name="P3" draw:layer="layout" svg:x1="7.233cm" svg:y1="38.889cm" svg:x2="9.906cm" svg:y2="38.889cm">
            <text:p/>
          </draw:line>
        </draw:g>
        <draw:g draw:id="id11">
          <draw:ellipse draw:style-name="gr2" draw:text-style-name="P3" draw:layer="layout" svg:width="2.673cm" svg:height="1.482cm" svg:x="31.621cm" svg:y="42.796cm">
            <text:p/>
          </draw:ellipse>
          <draw:frame draw:style-name="gr51" draw:text-style-name="P10" draw:layer="layout" svg:width="1.175cm" svg:height="0.706cm" svg:x="32.36cm" svg:y="43.116cm">
            <draw:text-box>
              <text:p text:style-name="P8"><text:span text:style-name="T3">hasSlot</text:span></text:p>
            </draw:text-box>
          </draw:frame>
          <draw:line draw:style-name="gr3" draw:text-style-name="P3" draw:layer="layout" svg:x1="31.615cm" svg:y1="43.537cm" svg:x2="34.288cm" svg:y2="43.537cm">
            <text:p/>
          </draw:line>
        </draw:g>
        <draw:g draw:id="id21">
          <draw:ellipse draw:style-name="gr2" draw:text-style-name="P3" draw:layer="layout" svg:width="2.673cm" svg:height="1.482cm" svg:x="7.239cm" svg:y="33.54cm">
            <text:p/>
          </draw:ellipse>
          <draw:frame draw:style-name="gr52" draw:text-style-name="P9" draw:layer="layout" svg:width="1.204cm" svg:height="0.374cm" svg:x="7.978cm" svg:y="33.86cm">
            <draw:text-box>
              <text:p text:style-name="P8"><text:span text:style-name="T3">hasPort</text:span></text:p>
            </draw:text-box>
          </draw:frame>
          <draw:line draw:style-name="gr3" draw:text-style-name="P3" draw:layer="layout" svg:x1="7.233cm" svg:y1="34.281cm" svg:x2="9.906cm" svg:y2="34.281cm">
            <text:p/>
          </draw:line>
        </draw:g>
        <draw:g draw:id="id8">
          <draw:ellipse draw:style-name="gr2" draw:text-style-name="P3" draw:layer="layout" svg:width="2.673cm" svg:height="1.482cm" svg:x="31.621cm" svg:y="29.161cm">
            <text:p/>
          </draw:ellipse>
          <draw:frame draw:style-name="gr53" draw:text-style-name="P9" draw:layer="layout" svg:width="1.81cm" svg:height="0.374cm" svg:x="32.06cm" svg:y="29.481cm">
            <draw:text-box>
              <text:p text:style-name="P8"><text:span text:style-name="T3">hasStorage</text:span></text:p>
            </draw:text-box>
          </draw:frame>
          <draw:line draw:style-name="gr3" draw:text-style-name="P3" draw:layer="layout" svg:x1="31.615cm" svg:y1="29.902cm" svg:x2="34.288cm" svg:y2="29.902cm">
            <text:p/>
          </draw:line>
        </draw:g>
        <draw:g draw:id="id10">
          <draw:ellipse draw:style-name="gr2" draw:text-style-name="P3" draw:layer="layout" svg:width="2.673cm" svg:height="1.482cm" svg:x="31.621cm" svg:y="38.251cm">
            <text:p/>
          </draw:ellipse>
          <draw:frame draw:style-name="gr54" draw:text-style-name="P9" draw:layer="layout" svg:width="1.412cm" svg:height="0.374cm" svg:x="32.26cm" svg:y="38.571cm">
            <draw:text-box>
              <text:p text:style-name="P8"><text:span text:style-name="T3">hasDrive</text:span></text:p>
            </draw:text-box>
          </draw:frame>
          <draw:line draw:style-name="gr3" draw:text-style-name="P3" draw:layer="layout" svg:x1="31.615cm" svg:y1="38.992cm" svg:x2="34.288cm" svg:y2="38.992cm">
            <text:p/>
          </draw:line>
        </draw:g>
        <draw:g draw:id="id44">
          <draw:frame draw:style-name="gr55" draw:text-style-name="P2" draw:layer="layout" svg:width="3.327cm" svg:height="0.412cm" svg:x="37.568cm" svg:y="43.51cm">
            <draw:text-box>
              <text:p text:style-name="P1"><text:span text:style-name="T1">Custom</text:span></text:p>
            </draw:text-box>
          </draw:frame>
          <draw:rect draw:style-name="gr2" draw:text-style-name="P3" draw:layer="layout" svg:width="3.36cm" svg:height="5.739cm" svg:x="37.562cm" svg:y="43.405cm">
            <text:p/>
          </draw:rect>
          <draw:line draw:style-name="gr3" draw:text-style-name="P3" draw:layer="layout" svg:x1="37.561cm" svg:y1="43.966cm" svg:x2="40.922cm" svg:y2="43.966cm">
            <text:p/>
          </draw:line>
          <draw:frame draw:style-name="gr56" draw:text-style-name="P5" draw:layer="layout" svg:width="3.335cm" svg:height="4.933cm" svg:x="37.56cm" svg:y="44.072cm">
            <draw:text-box>
              <text:p text:style-name="P4"><text:span text:style-name="T2">id</text:span></text:p>
              <text:p text:style-name="P4"><text:span text:style-name="T1">SupportEnd</text:span></text:p>
              <text:p text:style-name="P4"><text:span text:style-name="T1">BuyDate</text:span></text:p>
              <text:p text:style-name="P4"><text:span text:style-name="T1">DeliveryDate</text:span></text:p>
              <text:p text:style-name="P4"><text:span text:style-name="T1">WorkingDate</text:span></text:p>
              <text:p text:style-name="P4"><text:span text:style-name="T1">WarrantyEnd</text:span></text:p>
              <text:p text:style-name="P4"><text:span text:style-name="T1">Department</text:span></text:p>
              <text:p text:style-name="P4"><text:span text:style-name="T1">Location</text:span></text:p>
              <text:p text:style-name="P4"><text:span text:style-name="T1">Phone</text:span></text:p>
              <text:p text:style-name="P4"><text:span text:style-name="T1">Comments</text:span></text:p>
              <text:p text:style-name="P4"><text:span text:style-name="T1">BuyValue</text:span></text:p>
              <text:p text:style-name="P4"><text:span text:style-name="T1">ResidualValue</text:span></text:p>
            </draw:text-box>
          </draw:frame>
        </draw:g>
        <draw:g draw:id="id12">
          <draw:ellipse draw:style-name="gr2" draw:text-style-name="P3" draw:layer="layout" svg:width="2.673cm" svg:height="1.482cm" svg:x="31.621cm" svg:y="47.342cm">
            <text:p/>
          </draw:ellipse>
          <draw:frame draw:style-name="gr57" draw:text-style-name="P9" draw:layer="layout" svg:width="1.78cm" svg:height="0.374cm" svg:x="32.06cm" svg:y="47.662cm">
            <draw:text-box>
              <text:p text:style-name="P8"><text:span text:style-name="T3">hasCustom</text:span></text:p>
            </draw:text-box>
          </draw:frame>
          <draw:line draw:style-name="gr3" draw:text-style-name="P3" draw:layer="layout" svg:x1="31.615cm" svg:y1="48.083cm" svg:x2="34.288cm" svg:y2="48.083cm">
            <text:p/>
          </draw:line>
        </draw:g>
        <draw:g draw:id="id31">
          <draw:frame draw:style-name="gr58" draw:text-style-name="P2" draw:layer="layout" svg:width="3.327cm" svg:height="0.412cm" svg:x="1.035cm" svg:y="39.764cm">
            <draw:text-box>
              <text:p text:style-name="P1"><text:span text:style-name="T1">BootDisk</text:span></text:p>
            </draw:text-box>
          </draw:frame>
          <draw:rect draw:style-name="gr2" draw:text-style-name="P3" draw:layer="layout" svg:width="3.36cm" svg:height="3.661cm" svg:x="1.029cm" svg:y="39.659cm">
            <text:p/>
          </draw:rect>
          <draw:line draw:style-name="gr3" draw:text-style-name="P3" draw:layer="layout" svg:x1="1.028cm" svg:y1="40.22cm" svg:x2="4.389cm" svg:y2="40.22cm">
            <text:p/>
          </draw:line>
          <draw:frame draw:style-name="gr59" draw:text-style-name="P5" draw:layer="layout" svg:width="3.335cm" svg:height="3.289cm" svg:x="1.027cm" svg:y="40.326cm">
            <draw:text-box>
              <text:p text:style-name="P4"><text:span text:style-name="T2">id</text:span></text:p>
              <text:p text:style-name="P4"><text:span text:style-name="T1">Num</text:span></text:p>
              <text:p text:style-name="P4"><text:span text:style-name="T1">Name</text:span></text:p>
              <text:p text:style-name="P4"><text:span text:style-name="T1">Cyl</text:span></text:p>
              <text:p text:style-name="P4"><text:span text:style-name="T1">Head</text:span></text:p>
              <text:p text:style-name="P4"><text:span text:style-name="T1">Sector</text:span></text:p>
              <text:p text:style-name="P4"><text:span text:style-name="T1">Capacity</text:span></text:p>
            </draw:text-box>
          </draw:frame>
        </draw:g>
        <draw:g draw:id="id23">
          <draw:ellipse draw:style-name="gr2" draw:text-style-name="P3" draw:layer="layout" svg:width="2.673cm" svg:height="1.482cm" svg:x="7.239cm" svg:y="42.757cm">
            <text:p/>
          </draw:ellipse>
          <draw:frame draw:style-name="gr60" draw:text-style-name="P10" draw:layer="layout" svg:width="2.073cm" svg:height="0.747cm" svg:x="7.59cm" svg:y="43.077cm">
            <draw:text-box>
              <text:p text:style-name="P8"><text:span text:style-name="T3">hasBootDisk</text:span></text:p>
              <text:p text:style-name="P8"><text:span text:style-name="T3"/></text:p>
            </draw:text-box>
          </draw:frame>
          <draw:line draw:style-name="gr3" draw:text-style-name="P3" draw:layer="layout" svg:x1="7.233cm" svg:y1="43.498cm" svg:x2="9.906cm" svg:y2="43.498cm">
            <text:p/>
          </draw:line>
        </draw:g>
        <draw:g draw:id="id30">
          <draw:frame draw:style-name="gr61" draw:text-style-name="P2" draw:layer="layout" svg:width="3.327cm" svg:height="0.412cm" svg:x="1.035cm" svg:y="44.48cm">
            <draw:text-box>
              <text:p text:style-name="P1"><text:span text:style-name="T1">BootGeneral</text:span></text:p>
            </draw:text-box>
          </draw:frame>
          <draw:rect draw:style-name="gr2" draw:text-style-name="P3" draw:layer="layout" svg:width="3.36cm" svg:height="6.561cm" svg:x="1.029cm" svg:y="44.375cm">
            <text:p/>
          </draw:rect>
          <draw:line draw:style-name="gr3" draw:text-style-name="P3" draw:layer="layout" svg:x1="1.028cm" svg:y1="44.936cm" svg:x2="4.389cm" svg:y2="44.936cm">
            <text:p/>
          </draw:line>
          <draw:frame draw:style-name="gr62" draw:text-style-name="P5" draw:layer="layout" svg:width="3.335cm" svg:height="5.755cm" svg:x="1.027cm" svg:y="45.042cm">
            <draw:text-box>
              <text:p text:style-name="P4"><text:span text:style-name="T2">id</text:span></text:p>
              <text:p text:style-name="P4"><text:span text:style-name="T1">MacAddr</text:span></text:p>
              <text:p text:style-name="P4"><text:span text:style-name="T1">LowMem</text:span></text:p>
              <text:p text:style-name="P4"><text:span text:style-name="T1">HighMem</text:span></text:p>
              <text:p text:style-name="P4"><text:span text:style-name="T1">TotalMem</text:span></text:p>
              <text:p text:style-name="P4"><text:span text:style-name="T1">CpuVendor</text:span></text:p>
              <text:p text:style-name="P4"><text:span text:style-name="T1">Model</text:span></text:p>
              <text:p text:style-name="P4"><text:span text:style-name="T1">Freq</text:span></text:p>
              <text:p text:style-name="P4"><text:span text:style-name="T1">System</text:span></text:p>
              <text:p text:style-name="P4"><text:span text:style-name="T1">Bios</text:span></text:p>
              <text:p text:style-name="P4"><text:span text:style-name="T1">MiscSMB</text:span></text:p>
              <text:p text:style-name="P4"><text:span text:style-name="T1">MiscMem</text:span></text:p>
              <text:p text:style-name="P4"><text:span text:style-name="T1">Chassis</text:span></text:p>
              <text:p text:style-name="P4"><text:span text:style-name="T1">CpuNum</text:span></text:p>
            </draw:text-box>
          </draw:frame>
        </draw:g>
        <draw:g draw:id="id24">
          <draw:ellipse draw:style-name="gr2" draw:text-style-name="P3" draw:layer="layout" svg:width="2.673cm" svg:height="1.482cm" svg:x="7.239cm" svg:y="47.366cm">
            <text:p/>
          </draw:ellipse>
          <draw:frame draw:style-name="gr63" draw:text-style-name="P10" draw:layer="layout" svg:width="2.546cm" svg:height="0.747cm" svg:x="7.29cm" svg:y="47.686cm">
            <draw:text-box>
              <text:p text:style-name="P8"><text:span text:style-name="T3">hasBootGeneral</text:span></text:p>
              <text:p text:style-name="P8"><text:span text:style-name="T3"/></text:p>
            </draw:text-box>
          </draw:frame>
          <draw:line draw:style-name="gr3" draw:text-style-name="P3" draw:layer="layout" svg:x1="7.233cm" svg:y1="48.107cm" svg:x2="9.906cm" svg:y2="48.107cm">
            <text:p/>
          </draw:line>
        </draw:g>
        <draw:g draw:id="id29">
          <draw:frame draw:style-name="gr64" draw:text-style-name="P2" draw:layer="layout" svg:width="3.327cm" svg:height="0.412cm" svg:x="1.035cm" svg:y="51.801cm">
            <draw:text-box>
              <text:p text:style-name="P1"><text:span text:style-name="T1">BootMem</text:span></text:p>
            </draw:text-box>
          </draw:frame>
          <draw:rect draw:style-name="gr2" draw:text-style-name="P3" draw:layer="layout" svg:width="3.36cm" svg:height="3.773cm" svg:x="1.029cm" svg:y="51.696cm">
            <text:p/>
          </draw:rect>
          <draw:line draw:style-name="gr3" draw:text-style-name="P3" draw:layer="layout" svg:x1="1.028cm" svg:y1="52.257cm" svg:x2="4.389cm" svg:y2="52.257cm">
            <text:p/>
          </draw:line>
          <draw:frame draw:style-name="gr65" draw:text-style-name="P5" draw:layer="layout" svg:width="3.335cm" svg:height="3.289cm" svg:x="1.027cm" svg:y="52.363cm">
            <draw:text-box>
              <text:p text:style-name="P4"><text:span text:style-name="T2">id</text:span></text:p>
              <text:p text:style-name="P4"><text:span text:style-name="T1">Used</text:span></text:p>
              <text:p text:style-name="P4"><text:span text:style-name="T1">Location</text:span></text:p>
              <text:p text:style-name="P4"><text:span text:style-name="T1">Form</text:span></text:p>
              <text:p text:style-name="P4"><text:span text:style-name="T1">Type</text:span></text:p>
              <text:p text:style-name="P4"><text:span text:style-name="T1">Speed</text:span></text:p>
              <text:p text:style-name="P4"><text:span text:style-name="T1">Capacity</text:span></text:p>
            </draw:text-box>
          </draw:frame>
        </draw:g>
        <draw:g draw:id="id42">
          <draw:frame draw:style-name="gr66" draw:text-style-name="P2" draw:layer="layout" svg:width="3.327cm" svg:height="0.412cm" svg:x="37.568cm" svg:y="53.528cm">
            <draw:text-box>
              <text:p text:style-name="P1"><text:span text:style-name="T1">BootPCI</text:span></text:p>
            </draw:text-box>
          </draw:frame>
          <draw:rect draw:style-name="gr2" draw:text-style-name="P3" draw:layer="layout" svg:width="3.36cm" svg:height="4.161cm" svg:x="37.562cm" svg:y="53.423cm">
            <text:p/>
          </draw:rect>
          <draw:line draw:style-name="gr3" draw:text-style-name="P3" draw:layer="layout" svg:x1="37.561cm" svg:y1="53.984cm" svg:x2="40.922cm" svg:y2="53.984cm">
            <text:p/>
          </draw:line>
          <draw:frame draw:style-name="gr67" draw:text-style-name="P5" draw:layer="layout" svg:width="3.335cm" svg:height="3.7cm" svg:x="37.56cm" svg:y="54.09cm">
            <draw:text-box>
              <text:p text:style-name="P4"><text:span text:style-name="T2">id</text:span></text:p>
              <text:p text:style-name="P4"><text:span text:style-name="T1">Num</text:span></text:p>
              <text:p text:style-name="P4"><text:span text:style-name="T1">Bus</text:span></text:p>
              <text:p text:style-name="P4"><text:span text:style-name="T1">Func</text:span></text:p>
              <text:p text:style-name="P4"><text:span text:style-name="T1">Vendor</text:span></text:p>
              <text:p text:style-name="P4"><text:span text:style-name="T1">Device</text:span></text:p>
              <text:p text:style-name="P4"><text:span text:style-name="T1">Class</text:span></text:p>
              <text:p text:style-name="P4"><text:span text:style-name="T1">Type</text:span></text:p>
              <text:p text:style-name="P4"><text:span text:style-name="T1"/></text:p>
            </draw:text-box>
          </draw:frame>
        </draw:g>
        <draw:g draw:id="id43">
          <draw:frame draw:style-name="gr68" draw:text-style-name="P2" draw:layer="layout" svg:width="3.327cm" svg:height="0.823cm" svg:x="37.568cm" svg:y="49.615cm">
            <draw:text-box>
              <text:p text:style-name="P1"><text:span text:style-name="T1">BootPart</text:span></text:p>
              <text:p text:style-name="P1"><text:span text:style-name="T1"/></text:p>
            </draw:text-box>
          </draw:frame>
          <draw:rect draw:style-name="gr2" draw:text-style-name="P3" draw:layer="layout" svg:width="3.36cm" svg:height="3.313cm" svg:x="37.562cm" svg:y="49.51cm">
            <text:p/>
          </draw:rect>
          <draw:line draw:style-name="gr3" draw:text-style-name="P3" draw:layer="layout" svg:x1="37.561cm" svg:y1="50.071cm" svg:x2="40.922cm" svg:y2="50.071cm">
            <text:p/>
          </draw:line>
          <draw:frame draw:style-name="gr69" draw:text-style-name="P5" draw:layer="layout" svg:width="3.335cm" svg:height="2.878cm" svg:x="37.56cm" svg:y="50.177cm">
            <draw:text-box>
              <text:p text:style-name="P4"><text:span text:style-name="T2">id</text:span></text:p>
              <text:p text:style-name="P4"><text:span text:style-name="T1">Disk</text:span></text:p>
              <text:p text:style-name="P4"><text:span text:style-name="T1">Num</text:span></text:p>
              <text:p text:style-name="P4"><text:span text:style-name="T1">Type</text:span></text:p>
              <text:p text:style-name="P4"><text:span text:style-name="T1">Length</text:span></text:p>
              <text:p text:style-name="P4"><text:span text:style-name="T1">Flag</text:span></text:p>
              <text:p text:style-name="P4"><text:span text:style-name="T1"/></text:p>
            </draw:text-box>
          </draw:frame>
        </draw:g>
        <draw:g draw:id="id25">
          <draw:ellipse draw:style-name="gr2" draw:text-style-name="P3" draw:layer="layout" svg:width="2.673cm" svg:height="1.482cm" svg:x="7.239cm" svg:y="51.974cm">
            <text:p/>
          </draw:ellipse>
          <draw:frame draw:style-name="gr70" draw:text-style-name="P10" draw:layer="layout" svg:width="2.106cm" svg:height="0.747cm" svg:x="7.59cm" svg:y="52.294cm">
            <draw:text-box>
              <text:p text:style-name="P8"><text:span text:style-name="T3">HasBootMem</text:span></text:p>
              <text:p text:style-name="P8"><text:span text:style-name="T3"/></text:p>
            </draw:text-box>
          </draw:frame>
          <draw:line draw:style-name="gr3" draw:text-style-name="P3" draw:layer="layout" svg:x1="7.233cm" svg:y1="52.715cm" svg:x2="9.906cm" svg:y2="52.715cm">
            <text:p/>
          </draw:line>
        </draw:g>
        <draw:g draw:id="id13">
          <draw:ellipse draw:style-name="gr2" draw:text-style-name="P3" draw:layer="layout" svg:width="2.673cm" svg:height="1.482cm" svg:x="31.621cm" svg:y="51.887cm">
            <text:p/>
          </draw:ellipse>
          <draw:frame draw:style-name="gr71" draw:text-style-name="P9" draw:layer="layout" svg:width="1.932cm" svg:height="0.374cm" svg:x="32.06cm" svg:y="52.207cm">
            <draw:text-box>
              <text:p text:style-name="P8"><text:span text:style-name="T3">hasBootPart</text:span></text:p>
            </draw:text-box>
          </draw:frame>
          <draw:line draw:style-name="gr3" draw:text-style-name="P3" draw:layer="layout" svg:x1="31.615cm" svg:y1="52.628cm" svg:x2="34.288cm" svg:y2="52.628cm">
            <text:p/>
          </draw:line>
        </draw:g>
        <draw:g draw:id="id14">
          <draw:ellipse draw:style-name="gr2" draw:text-style-name="P3" draw:layer="layout" svg:width="2.673cm" svg:height="1.482cm" svg:x="31.621cm" svg:y="56.432cm">
            <text:p/>
          </draw:ellipse>
          <draw:frame draw:style-name="gr72" draw:text-style-name="P10" draw:layer="layout" svg:width="1.831cm" svg:height="0.374cm" svg:x="32.06cm" svg:y="56.752cm">
            <draw:text-box>
              <text:p text:style-name="P8"><text:span text:style-name="T3">HasBootPCI</text:span></text:p>
            </draw:text-box>
          </draw:frame>
          <draw:line draw:style-name="gr3" draw:text-style-name="P3" draw:layer="layout" svg:x1="31.615cm" svg:y1="57.173cm" svg:x2="34.288cm" svg:y2="57.173cm">
            <text:p/>
          </draw:line>
        </draw:g>
        <draw:g draw:id="id39">
          <draw:frame draw:style-name="gr73" draw:text-style-name="P7" draw:layer="layout" svg:width="3.2cm" svg:height="0.412cm" svg:x="1.162cm" svg:y="1.199cm">
            <draw:text-box>
              <text:p text:style-name="P6"><text:span text:style-name="T1">Entity</text:span></text:p>
            </draw:text-box>
          </draw:frame>
          <draw:rect draw:style-name="gr2" draw:text-style-name="P3" draw:layer="layout" svg:width="3.36cm" svg:height="2.018cm" svg:x="1.085cm" svg:y="1.094cm">
            <text:p/>
          </draw:rect>
          <draw:line draw:style-name="gr3" draw:text-style-name="P3" draw:layer="layout" svg:x1="1.084cm" svg:y1="1.655cm" svg:x2="4.445cm" svg:y2="1.655cm">
            <text:p/>
          </draw:line>
          <draw:frame draw:style-name="gr74" draw:text-style-name="P5" draw:layer="layout" svg:width="3.335cm" svg:height="1.645cm" svg:x="1.027cm" svg:y="1.761cm">
            <draw:text-box>
              <text:p text:style-name="P4"><text:span text:style-name="T2">id</text:span></text:p>
              <text:p text:style-name="P4"><text:span text:style-name="T1">Label</text:span></text:p>
              <text:p text:style-name="P4"><text:span text:style-name="T1">parentId</text:span></text:p>
            </draw:text-box>
          </draw:frame>
        </draw:g>
        <draw:g draw:id="id15">
          <draw:ellipse draw:style-name="gr2" draw:text-style-name="P3" draw:layer="layout" svg:width="2.673cm" svg:height="1.482cm" svg:x="7.239cm" svg:y="5.648cm">
            <text:p/>
          </draw:ellipse>
          <draw:frame draw:style-name="gr39" draw:text-style-name="P9" draw:layer="layout" svg:width="1.886cm" svg:height="0.374cm" svg:x="7.657cm" svg:y="5.968cm">
            <draw:text-box>
              <text:p text:style-name="P8"><text:span text:style-name="T3">hasEntity</text:span></text:p>
            </draw:text-box>
          </draw:frame>
          <draw:line draw:style-name="gr3" draw:text-style-name="P3" draw:layer="layout" svg:x1="7.233cm" svg:y1="6.389cm" svg:x2="9.906cm" svg:y2="6.389cm">
            <text:p/>
          </draw:line>
        </draw:g>
        <draw:g draw:id="id54">
          <draw:frame draw:style-name="gr75" draw:text-style-name="P7" draw:layer="layout" svg:width="2.808cm" svg:height="0.488cm" svg:x="37.737cm" svg:y="0.753cm">
            <draw:text-box>
              <text:p text:style-name="P6"><text:span text:style-name="T1">Pci</text:span></text:p>
            </draw:text-box>
          </draw:frame>
          <draw:rect draw:style-name="gr2" draw:text-style-name="P3" draw:layer="layout" svg:width="3.36cm" svg:height="4.021cm" svg:x="37.562cm" svg:y="0.607cm">
            <text:p/>
          </draw:rect>
          <draw:line draw:style-name="gr3" draw:text-style-name="P3" draw:layer="layout" svg:x1="37.561cm" svg:y1="1.317cm" svg:x2="40.922cm" svg:y2="1.317cm">
            <text:p/>
          </draw:line>
          <draw:frame draw:style-name="gr76" draw:text-style-name="P5" draw:layer="layout" svg:width="3.335cm" svg:height="3.052cm" svg:x="37.56cm" svg:y="1.411cm">
            <draw:text-box>
              <text:p text:style-name="P4"><text:span text:style-name="T2">id</text:span></text:p>
              <text:p text:style-name="P4"><text:span text:style-name="T4">Bus</text:span></text:p>
              <text:p text:style-name="P4"><text:span text:style-name="T4">Func</text:span></text:p>
              <text:p text:style-name="P4"><text:span text:style-name="T4">Vendor</text:span></text:p>
              <text:p text:style-name="P4"><text:span text:style-name="T4">Device</text:span></text:p>
              <text:p text:style-name="P4"><text:span text:style-name="T4">Class</text:span></text:p>
              <text:p text:style-name="P4"><text:span text:style-name="T4">Type</text:span></text:p>
            </draw:text-box>
          </draw:frame>
        </draw:g>
        <draw:g draw:id="id2">
          <draw:ellipse draw:style-name="gr2" draw:text-style-name="P3" draw:layer="layout" svg:width="2.673cm" svg:height="1.482cm" svg:x="31.621cm" svg:y="1.889cm">
            <text:p/>
          </draw:ellipse>
          <draw:frame draw:style-name="gr41" draw:text-style-name="P10" draw:layer="layout" svg:width="1.374cm" svg:height="0.374cm" svg:x="32.172cm" svg:y="2.209cm">
            <draw:text-box>
              <text:p text:style-name="P8"><text:span text:style-name="T3">hasPci</text:span></text:p>
            </draw:text-box>
          </draw:frame>
          <draw:line draw:style-name="gr3" draw:text-style-name="P3" draw:layer="layout" svg:x1="31.615cm" svg:y1="2.63cm" svg:x2="34.288cm" svg:y2="2.63cm">
            <text:p/>
          </draw:line>
        </draw:g>
        <draw:g draw:id="id28">
          <draw:frame draw:style-name="gr77" draw:text-style-name="P2" draw:layer="layout" svg:width="3.327cm" svg:height="0.412cm" svg:x="1.063cm" svg:y="56.427cm">
            <draw:text-box>
              <text:p text:style-name="P1"><text:span text:style-name="T1">Registry</text:span></text:p>
            </draw:text-box>
          </draw:frame>
          <draw:rect draw:style-name="gr2" draw:text-style-name="P3" draw:layer="layout" svg:width="3.36cm" svg:height="1.949cm" svg:x="1.057cm" svg:y="56.373cm">
            <text:p/>
          </draw:rect>
          <draw:line draw:style-name="gr3" draw:text-style-name="P3" draw:layer="layout" svg:x1="1.055cm" svg:y1="56.895cm" svg:x2="4.416cm" svg:y2="56.895cm">
            <text:p/>
          </draw:line>
          <draw:frame draw:style-name="gr78" draw:text-style-name="P5" draw:layer="layout" svg:width="3.335cm" svg:height="0.823cm" svg:x="1.027cm" svg:y="57.135cm">
            <draw:text-box>
              <text:p text:style-name="P4"><text:span text:style-name="T2">id</text:span></text:p>
              <text:p text:style-name="P4"><text:span text:style-name="T1">Value</text:span></text:p>
            </draw:text-box>
          </draw:frame>
        </draw:g>
        <draw:g draw:id="id26">
          <draw:ellipse draw:style-name="gr2" draw:text-style-name="P3" draw:layer="layout" svg:width="2.673cm" svg:height="1.482cm" svg:x="7.239cm" svg:y="56.606cm">
            <text:p/>
          </draw:ellipse>
          <draw:frame draw:style-name="gr70" draw:text-style-name="P10" draw:layer="layout" svg:width="2.106cm" svg:height="0.747cm" svg:x="7.59cm" svg:y="56.926cm">
            <draw:text-box>
              <text:p text:style-name="P8"><text:span text:style-name="T3">hasRegistry</text:span></text:p>
              <text:p text:style-name="P8"><text:span text:style-name="T3"/></text:p>
            </draw:text-box>
          </draw:frame>
          <draw:line draw:style-name="gr3" draw:text-style-name="P3" draw:layer="layout" svg:x1="7.233cm" svg:y1="57.347cm" svg:x2="9.906cm" svg:y2="57.347cm">
            <text:p/>
          </draw:line>
        </draw:g>
        <draw:g draw:id="id55">
          <draw:frame draw:style-name="gr79" draw:text-style-name="P7" draw:layer="layout" svg:width="2.878cm" svg:height="0.522cm" svg:x="19.493cm" svg:y="42.822cm">
            <draw:text-box>
              <text:p text:style-name="P6"><text:span text:style-name="T1">CustomField</text:span></text:p>
            </draw:text-box>
          </draw:frame>
          <draw:rect draw:style-name="gr2" draw:text-style-name="P3" draw:layer="layout" svg:width="3.36cm" svg:height="2.552cm" svg:x="19.246cm" svg:y="42.689cm">
            <text:p/>
          </draw:rect>
          <draw:line draw:style-name="gr3" draw:text-style-name="P3" draw:layer="layout" svg:x1="19.245cm" svg:y1="43.287cm" svg:x2="22.606cm" svg:y2="43.287cm">
            <text:p/>
          </draw:line>
          <draw:frame draw:style-name="gr80" draw:text-style-name="P5" draw:layer="layout" svg:width="3.335cm" svg:height="1.72cm" svg:x="19.244cm" svg:y="43.379cm">
            <draw:text-box>
              <text:p text:style-name="P4"><text:span text:style-name="T2">id</text:span></text:p>
              <text:p text:style-name="P4"><text:span text:style-name="T1">machine</text:span></text:p>
              <text:p text:style-name="P4"><text:span text:style-name="T1">Field</text:span></text:p>
              <text:p text:style-name="P4"><text:span text:style-name="T1">Value</text:span></text:p>
            </draw:text-box>
          </draw:frame>
        </draw:g>
        <draw:g draw:id="id56">
          <draw:frame draw:style-name="gr81" draw:text-style-name="P2" draw:layer="layout" svg:width="3.327cm" svg:height="0.412cm" svg:x="14.758cm" svg:y="56.427cm">
            <draw:text-box>
              <text:p text:style-name="P1"><text:span text:style-name="T1">nomRegistryPath</text:span></text:p>
            </draw:text-box>
          </draw:frame>
          <draw:rect draw:style-name="gr2" draw:text-style-name="P3" draw:layer="layout" svg:width="3.36cm" svg:height="1.949cm" svg:x="14.752cm" svg:y="56.373cm">
            <text:p/>
          </draw:rect>
          <draw:line draw:style-name="gr3" draw:text-style-name="P3" draw:layer="layout" svg:x1="14.75cm" svg:y1="56.895cm" svg:x2="18.111cm" svg:y2="56.895cm">
            <text:p/>
          </draw:line>
          <draw:frame draw:style-name="gr82" draw:text-style-name="P5" draw:layer="layout" svg:width="3.335cm" svg:height="0.823cm" svg:x="14.722cm" svg:y="57.135cm">
            <draw:text-box>
              <text:p text:style-name="P4"><text:span text:style-name="T2">id</text:span></text:p>
              <text:p text:style-name="P4"><text:span text:style-name="T1">Path</text:span></text:p>
            </draw:text-box>
          </draw:frame>
        </draw:g>
        <draw:g draw:id="id41">
          <draw:frame draw:style-name="gr83" draw:text-style-name="P7" draw:layer="layout" svg:width="3.2cm" svg:height="0.451cm" svg:x="13.528cm" svg:y="1.405cm">
            <draw:text-box>
              <text:p text:style-name="P6"><text:span text:style-name="T1">User</text:span></text:p>
            </draw:text-box>
          </draw:frame>
          <draw:rect draw:style-name="gr2" draw:text-style-name="P3" draw:layer="layout" svg:width="3.36cm" svg:height="1.622cm" svg:x="13.451cm" svg:y="1.321cm">
            <text:p/>
          </draw:rect>
          <draw:line draw:style-name="gr3" draw:text-style-name="P3" draw:layer="layout" svg:x1="13.45cm" svg:y1="1.772cm" svg:x2="16.811cm" svg:y2="1.772cm">
            <text:p/>
          </draw:line>
          <draw:frame draw:style-name="gr84" draw:text-style-name="P5" draw:layer="layout" svg:width="3.335cm" svg:height="1.322cm" svg:x="13.393cm" svg:y="1.857cm">
            <draw:text-box>
              <text:p text:style-name="P4"><text:span text:style-name="T2">id</text:span></text:p>
              <text:p text:style-name="P4"><text:span text:style-name="T1">uid</text:span></text:p>
            </draw:text-box>
          </draw:frame>
        </draw:g>
        <draw:g draw:id="id40">
          <draw:ellipse draw:style-name="gr2" draw:text-style-name="P3" draw:layer="layout" svg:width="2.673cm" svg:height="1.482cm" svg:x="7.239cm" svg:y="1.509cm">
            <text:p/>
          </draw:ellipse>
          <draw:frame draw:style-name="gr39" draw:text-style-name="P9" draw:layer="layout" svg:width="1.911cm" svg:height="0.374cm" svg:x="7.657cm" svg:y="1.829cm">
            <draw:text-box>
              <text:p text:style-name="P8"><text:span text:style-name="T3">UserEntities</text:span></text:p>
            </draw:text-box>
          </draw:frame>
          <draw:line draw:style-name="gr3" draw:text-style-name="P3" draw:layer="layout" svg:x1="7.233cm" svg:y1="2.25cm" svg:x2="9.906cm" svg:y2="2.25cm">
            <text:p/>
          </draw:line>
        </draw:g>
        <draw:connector draw:style-name="gr3" draw:text-style-name="P11" draw:layer="layout" draw:type="lines" svg:x1="20.925cm" svg:y1="21.426cm" svg:x2="31.615cm" svg:y2="2.63cm" draw:start-shape="id1" draw:start-glue-point="0" draw:end-shape="id2" draw:end-glue-point="3" svg:d="m20925 21426v-500l10190-18296h500">
          <text:p/>
        </draw:connector>
        <draw:connector draw:style-name="gr3" draw:text-style-name="P3" draw:layer="layout" draw:type="lines" svg:x1="20.925cm" svg:y1="21.426cm" svg:x2="31.615cm" svg:y2="7.175cm" draw:start-shape="id1" draw:start-glue-point="0" draw:end-shape="id3" draw:end-glue-point="3" svg:d="m20925 21426v-500l10190-13751h500">
          <text:p/>
        </draw:connector>
        <draw:connector draw:style-name="gr3" draw:text-style-name="P3" draw:layer="layout" draw:type="lines" svg:x1="20.925cm" svg:y1="21.426cm" svg:x2="31.615cm" svg:y2="11.721cm" draw:start-shape="id1" draw:start-glue-point="0" draw:end-shape="id4" draw:end-glue-point="3" svg:d="m20925 21426v-500l10190-9205h500">
          <text:p/>
        </draw:connector>
        <draw:connector draw:style-name="gr3" draw:text-style-name="P3" draw:layer="layout" draw:type="lines" svg:x1="22.678cm" svg:y1="22.892cm" svg:x2="31.615cm" svg:y2="16.266cm" draw:start-shape="id1" draw:start-glue-point="1" draw:end-shape="id5" draw:end-glue-point="3" svg:d="m22678 22892h500l7937-6626h500">
          <text:p/>
        </draw:connector>
        <draw:connector draw:style-name="gr3" draw:text-style-name="P3" draw:layer="layout" draw:type="lines" svg:x1="22.678cm" svg:y1="22.892cm" svg:x2="31.615cm" svg:y2="20.811cm" draw:start-shape="id1" draw:start-glue-point="1" draw:end-shape="id6" draw:end-glue-point="3" svg:d="m22678 22892h500l7937-2081h500">
          <text:p/>
        </draw:connector>
        <draw:connector draw:style-name="gr3" draw:text-style-name="P3" draw:layer="layout" draw:type="lines" svg:x1="22.678cm" svg:y1="22.892cm" svg:x2="31.615cm" svg:y2="25.356cm" draw:start-shape="id1" draw:start-glue-point="1" draw:end-shape="id7" draw:end-glue-point="3" svg:d="m22678 22892h500l7937 2464h500">
          <text:p/>
        </draw:connector>
        <draw:connector draw:style-name="gr3" draw:text-style-name="P3" draw:layer="layout" draw:type="lines" svg:x1="22.678cm" svg:y1="22.892cm" svg:x2="31.615cm" svg:y2="29.902cm" draw:start-shape="id1" draw:start-glue-point="1" draw:end-shape="id8" draw:end-glue-point="3" svg:d="m22678 22892h500l7937 7010h500">
          <text:p/>
        </draw:connector>
        <draw:connector draw:style-name="gr3" draw:text-style-name="P3" draw:layer="layout" draw:type="lines" svg:x1="22.678cm" svg:y1="22.892cm" svg:x2="31.615cm" svg:y2="34.447cm" draw:start-shape="id1" draw:start-glue-point="1" draw:end-shape="id9" draw:end-glue-point="3" svg:d="m22678 22892h500l7937 11555h500">
          <text:p/>
        </draw:connector>
        <draw:connector draw:style-name="gr3" draw:text-style-name="P3" draw:layer="layout" draw:type="lines" svg:x1="22.678cm" svg:y1="22.892cm" svg:x2="31.615cm" svg:y2="38.992cm" draw:start-shape="id1" draw:start-glue-point="1" draw:end-shape="id10" draw:end-glue-point="3" svg:d="m22678 22892h500l7937 16100h500">
          <text:p/>
        </draw:connector>
        <draw:connector draw:style-name="gr3" draw:text-style-name="P3" draw:layer="layout" draw:type="lines" svg:x1="22.678cm" svg:y1="22.892cm" svg:x2="31.615cm" svg:y2="43.537cm" draw:start-shape="id1" draw:start-glue-point="1" draw:end-shape="id11" draw:end-glue-point="3" svg:d="m22678 22892h500l7937 20645h500">
          <text:p/>
        </draw:connector>
        <draw:connector draw:style-name="gr3" draw:text-style-name="P3" draw:layer="layout" draw:type="lines" svg:x1="22.678cm" svg:y1="22.892cm" svg:x2="31.615cm" svg:y2="48.083cm" draw:start-shape="id1" draw:start-glue-point="1" draw:end-shape="id12" draw:end-glue-point="3" svg:d="m22678 22892h500l7937 25191h500">
          <text:p/>
        </draw:connector>
        <draw:connector draw:style-name="gr3" draw:text-style-name="P3" draw:layer="layout" draw:type="lines" svg:x1="22.678cm" svg:y1="22.892cm" svg:x2="31.615cm" svg:y2="52.628cm" draw:start-shape="id1" draw:start-glue-point="1" draw:end-shape="id13" draw:end-glue-point="3" svg:d="m22678 22892h500l7937 29736h500">
          <text:p/>
        </draw:connector>
        <draw:connector draw:style-name="gr3" draw:text-style-name="P3" draw:layer="layout" draw:type="lines" svg:x1="22.678cm" svg:y1="22.892cm" svg:x2="31.615cm" svg:y2="57.173cm" draw:start-shape="id1" draw:start-glue-point="1" draw:end-shape="id14" draw:end-glue-point="3" svg:d="m22678 22892h500l7937 34281h500">
          <text:p/>
        </draw:connector>
        <draw:connector draw:style-name="gr3" draw:text-style-name="P3" draw:layer="layout" draw:type="lines" svg:x1="9.912cm" svg:y1="6.389cm" svg:x2="20.925cm" svg:y2="21.426cm" draw:start-shape="id15" draw:start-glue-point="1" draw:end-shape="id1" draw:end-glue-point="0" svg:d="m9912 6389h500l10513 14537v500">
          <text:p/>
        </draw:connector>
        <draw:connector draw:style-name="gr3" draw:text-style-name="P3" draw:layer="layout" draw:type="lines" svg:x1="9.912cm" svg:y1="10.997cm" svg:x2="20.925cm" svg:y2="21.426cm" draw:start-shape="id16" draw:start-glue-point="1" draw:end-shape="id1" draw:end-glue-point="0" svg:d="m9912 10997h500l10513 9929v500">
          <text:p/>
        </draw:connector>
        <draw:connector draw:style-name="gr3" draw:text-style-name="P3" draw:layer="layout" draw:type="lines" svg:x1="9.912cm" svg:y1="15.726cm" svg:x2="19.172cm" svg:y2="22.892cm" draw:start-shape="id17" draw:start-glue-point="1" draw:end-shape="id1" draw:end-glue-point="3" svg:d="m9912 15726h500l8260 7166h500">
          <text:p/>
        </draw:connector>
        <draw:connector draw:style-name="gr3" draw:text-style-name="P3" draw:layer="layout" draw:type="lines" svg:x1="9.912cm" svg:y1="20.455cm" svg:x2="19.172cm" svg:y2="22.892cm" draw:start-shape="id18" draw:start-glue-point="1" draw:end-shape="id1" draw:end-glue-point="3" svg:d="m9912 20455h500l8260 2437h500">
          <text:p/>
        </draw:connector>
        <draw:connector draw:style-name="gr3" draw:text-style-name="P3" draw:layer="layout" draw:type="lines" svg:x1="9.912cm" svg:y1="25.063cm" svg:x2="19.172cm" svg:y2="22.892cm" draw:start-shape="id19" draw:start-glue-point="1" draw:end-shape="id1" draw:end-glue-point="3" svg:d="m9912 25063h500l8260-2171h500">
          <text:p/>
        </draw:connector>
        <draw:connector draw:style-name="gr3" draw:text-style-name="P3" draw:layer="layout" draw:type="lines" svg:x1="9.912cm" svg:y1="29.672cm" svg:x2="19.172cm" svg:y2="22.892cm" draw:start-shape="id20" draw:start-glue-point="1" draw:end-shape="id1" draw:end-glue-point="3" svg:d="m9912 29672h500l8260-6780h500">
          <text:p/>
        </draw:connector>
        <draw:connector draw:style-name="gr3" draw:text-style-name="P3" draw:layer="layout" draw:type="lines" svg:x1="9.912cm" svg:y1="34.281cm" svg:x2="19.172cm" svg:y2="22.892cm" draw:start-shape="id21" draw:start-glue-point="1" draw:end-shape="id1" draw:end-glue-point="3" svg:d="m9912 34281h500l8260-11389h500">
          <text:p/>
        </draw:connector>
        <draw:connector draw:style-name="gr3" draw:text-style-name="P3" draw:layer="layout" draw:type="lines" svg:x1="9.912cm" svg:y1="38.889cm" svg:x2="19.172cm" svg:y2="22.892cm" draw:start-shape="id22" draw:start-glue-point="1" draw:end-shape="id1" draw:end-glue-point="3" svg:d="m9912 38889h500l8260-15997h500">
          <text:p/>
        </draw:connector>
        <draw:connector draw:style-name="gr3" draw:text-style-name="P3" draw:layer="layout" draw:type="lines" svg:x1="9.912cm" svg:y1="43.498cm" svg:x2="19.172cm" svg:y2="22.892cm" draw:start-shape="id23" draw:start-glue-point="1" draw:end-shape="id1" draw:end-glue-point="3" svg:d="m9912 43498h500l8260-20606h500">
          <text:p/>
        </draw:connector>
        <draw:connector draw:style-name="gr3" draw:text-style-name="P3" draw:layer="layout" draw:type="lines" svg:x1="9.912cm" svg:y1="48.107cm" svg:x2="19.172cm" svg:y2="22.892cm" draw:start-shape="id24" draw:start-glue-point="1" draw:end-shape="id1" draw:end-glue-point="3" svg:d="m9912 48107h500l8260-25215h500">
          <text:p/>
        </draw:connector>
        <draw:connector draw:style-name="gr3" draw:text-style-name="P3" draw:layer="layout" draw:type="lines" svg:x1="9.912cm" svg:y1="52.715cm" svg:x2="19.172cm" svg:y2="22.892cm" draw:start-shape="id25" draw:start-glue-point="1" draw:end-shape="id1" draw:end-glue-point="3" svg:d="m9912 52715h500l8260-29823h500">
          <text:p/>
        </draw:connector>
        <draw:connector draw:style-name="gr3" draw:text-style-name="P3" draw:layer="layout" draw:type="lines" svg:x1="9.912cm" svg:y1="57.347cm" svg:x2="19.172cm" svg:y2="22.892cm" draw:start-shape="id26" draw:start-glue-point="1" draw:end-shape="id1" draw:end-glue-point="3" svg:d="m9912 57347h500l8260-34455h500">
          <text:p/>
        </draw:connector>
        <draw:connector draw:style-name="gr3" draw:text-style-name="P11" draw:layer="layout" draw:type="lines" svg:x1="20.925cm" svg:y1="32.816cm" svg:x2="32.954cm" svg:y2="3.371cm" draw:start-shape="id27" draw:start-glue-point="0" draw:end-shape="id2" draw:end-glue-point="2" svg:d="m20925 32816v-500l12029-28445v-500">
          <text:p/>
        </draw:connector>
        <draw:connector draw:style-name="gr3" draw:text-style-name="P11" draw:layer="layout" draw:type="lines" svg:x1="20.925cm" svg:y1="32.816cm" svg:x2="32.954cm" svg:y2="7.916cm" draw:start-shape="id27" draw:start-glue-point="0" draw:end-shape="id3" draw:end-glue-point="2" svg:d="m20925 32816v-500l12029-23900v-500">
          <text:p/>
        </draw:connector>
        <draw:connector draw:style-name="gr3" draw:text-style-name="P11" draw:layer="layout" draw:type="lines" svg:x1="20.925cm" svg:y1="32.816cm" svg:x2="32.954cm" svg:y2="12.462cm" draw:start-shape="id27" draw:start-glue-point="0" draw:end-shape="id4" draw:end-glue-point="2" svg:d="m20925 32816v-500l12029-19354v-500">
          <text:p/>
        </draw:connector>
        <draw:connector draw:style-name="gr3" draw:text-style-name="P11" draw:layer="layout" draw:type="lines" svg:x1="20.925cm" svg:y1="32.816cm" svg:x2="32.954cm" svg:y2="17.007cm" draw:start-shape="id27" draw:start-glue-point="0" draw:end-shape="id5" draw:end-glue-point="2" svg:d="m20925 32816v-500l12029-14809v-500">
          <text:p/>
        </draw:connector>
        <draw:connector draw:style-name="gr3" draw:text-style-name="P11" draw:layer="layout" draw:type="lines" svg:x1="20.925cm" svg:y1="32.816cm" svg:x2="32.954cm" svg:y2="21.552cm" draw:start-shape="id27" draw:start-glue-point="0" draw:end-shape="id6" draw:end-glue-point="2" svg:d="m20925 32816v-500l12029-10264v-500">
          <text:p/>
        </draw:connector>
        <draw:connector draw:style-name="gr3" draw:text-style-name="P11" draw:layer="layout" draw:type="lines" svg:x1="20.925cm" svg:y1="32.816cm" svg:x2="32.954cm" svg:y2="26.097cm" draw:start-shape="id27" draw:start-glue-point="0" draw:end-shape="id7" draw:end-glue-point="2" svg:d="m20925 32816v-500l12029-5719v-500">
          <text:p/>
        </draw:connector>
        <draw:connector draw:style-name="gr3" draw:text-style-name="P11" draw:layer="layout" draw:type="lines" svg:x1="22.606cm" svg:y1="34.438cm" svg:x2="32.954cm" svg:y2="30.643cm" draw:start-shape="id27" draw:start-glue-point="1" draw:end-shape="id8" draw:end-glue-point="2" svg:d="m22606 34438h500l9848-3295v-500">
          <text:p/>
        </draw:connector>
        <draw:connector draw:style-name="gr3" draw:text-style-name="P11" draw:layer="layout" draw:type="lines" svg:x1="22.606cm" svg:y1="34.438cm" svg:x2="32.954cm" svg:y2="35.188cm" draw:start-shape="id27" draw:start-glue-point="1" draw:end-shape="id9" draw:end-glue-point="2" svg:d="m22606 34438h500l9848 1250v-500">
          <text:p/>
        </draw:connector>
        <draw:connector draw:style-name="gr3" draw:text-style-name="P11" draw:layer="layout" draw:type="lines" svg:x1="22.606cm" svg:y1="34.438cm" svg:x2="32.954cm" svg:y2="38.251cm" draw:start-shape="id27" draw:start-glue-point="1" draw:end-shape="id10" draw:end-glue-point="0" svg:d="m22606 34438h500l9848 3313v500">
          <text:p/>
        </draw:connector>
        <draw:connector draw:style-name="gr3" draw:text-style-name="P11" draw:layer="layout" draw:type="lines" svg:x1="22.606cm" svg:y1="34.438cm" svg:x2="32.954cm" svg:y2="42.796cm" draw:start-shape="id27" draw:start-glue-point="1" draw:end-shape="id11" draw:end-glue-point="0" svg:d="m22606 34438h500l9848 7858v500">
          <text:p/>
        </draw:connector>
        <draw:connector draw:style-name="gr3" draw:text-style-name="P11" draw:layer="layout" draw:type="lines" svg:x1="22.606cm" svg:y1="34.438cm" svg:x2="32.954cm" svg:y2="47.342cm" draw:start-shape="id27" draw:start-glue-point="1" draw:end-shape="id12" draw:end-glue-point="0" svg:d="m22606 34438h500l9848 12404v500">
          <text:p/>
        </draw:connector>
        <draw:connector draw:style-name="gr3" draw:text-style-name="P11" draw:layer="layout" draw:type="lines" svg:x1="22.606cm" svg:y1="34.438cm" svg:x2="32.954cm" svg:y2="51.887cm" draw:start-shape="id27" draw:start-glue-point="1" draw:end-shape="id13" draw:end-glue-point="0" svg:d="m22606 34438h500l9848 16949v500">
          <text:p/>
        </draw:connector>
        <draw:connector draw:style-name="gr3" draw:text-style-name="P11" draw:layer="layout" draw:type="lines" svg:x1="22.606cm" svg:y1="34.438cm" svg:x2="32.954cm" svg:y2="56.432cm" draw:start-shape="id27" draw:start-glue-point="1" draw:end-shape="id14" draw:end-glue-point="0" svg:d="m22606 34438h500l9848 21494v500">
          <text:p/>
        </draw:connector>
        <draw:connector draw:style-name="gr3" draw:text-style-name="P3" draw:layer="layout" draw:type="lines" svg:x1="19.244cm" svg:y1="34.438cm" svg:x2="8.572cm" svg:y2="56.606cm" draw:start-shape="id27" draw:start-glue-point="3" draw:end-shape="id26" draw:end-glue-point="0" svg:d="m19244 34438h-500l-10172 21668v500">
          <text:p/>
        </draw:connector>
        <draw:connector draw:style-name="gr3" draw:text-style-name="P3" draw:layer="layout" draw:type="lines" svg:x1="19.244cm" svg:y1="34.438cm" svg:x2="8.572cm" svg:y2="51.974cm" draw:start-shape="id27" draw:start-glue-point="3" draw:end-shape="id25" draw:end-glue-point="0" svg:d="m19244 34438h-500l-10172 17036v500">
          <text:p/>
        </draw:connector>
        <draw:connector draw:style-name="gr3" draw:text-style-name="P3" draw:layer="layout" draw:type="lines" svg:x1="19.244cm" svg:y1="34.438cm" svg:x2="8.572cm" svg:y2="47.366cm" draw:start-shape="id27" draw:start-glue-point="3" draw:end-shape="id24" draw:end-glue-point="0" svg:d="m19244 34438h-500l-10172 12428v500">
          <text:p/>
        </draw:connector>
        <draw:connector draw:style-name="gr3" draw:text-style-name="P3" draw:layer="layout" draw:type="lines" svg:x1="19.244cm" svg:y1="34.438cm" svg:x2="8.572cm" svg:y2="42.757cm" draw:start-shape="id27" draw:start-glue-point="3" draw:end-shape="id23" draw:end-glue-point="0" svg:d="m19244 34438h-500l-10172 7819v500">
          <text:p/>
        </draw:connector>
        <draw:connector draw:style-name="gr3" draw:text-style-name="P3" draw:layer="layout" draw:type="lines" svg:x1="19.244cm" svg:y1="34.438cm" svg:x2="8.572cm" svg:y2="38.148cm" draw:start-shape="id27" draw:start-glue-point="3" draw:end-shape="id22" draw:end-glue-point="0" svg:d="m19244 34438h-500l-10172 3210v500">
          <text:p/>
        </draw:connector>
        <draw:connector draw:style-name="gr3" draw:text-style-name="P3" draw:layer="layout" draw:type="lines" svg:x1="19.244cm" svg:y1="34.438cm" svg:x2="8.572cm" svg:y2="35.022cm" draw:start-shape="id27" draw:start-glue-point="3" draw:end-shape="id21" draw:end-glue-point="2" svg:d="m19244 34438h-500l-10172 1084v-500">
          <text:p/>
        </draw:connector>
        <draw:connector draw:style-name="gr3" draw:text-style-name="P3" draw:layer="layout" draw:type="lines" svg:x1="19.244cm" svg:y1="34.438cm" svg:x2="8.572cm" svg:y2="30.413cm" draw:start-shape="id27" draw:start-glue-point="3" draw:end-shape="id20" draw:end-glue-point="2" svg:d="m19244 34438h-500l-10172-3525v-500">
          <text:p/>
        </draw:connector>
        <draw:connector draw:style-name="gr3" draw:text-style-name="P3" draw:layer="layout" draw:type="lines" svg:x1="20.925cm" svg:y1="32.816cm" svg:x2="8.572cm" svg:y2="25.804cm" draw:start-shape="id27" draw:start-glue-point="0" draw:end-shape="id19" draw:end-glue-point="2" svg:d="m20925 32816v-500l-12353-6012v-500">
          <text:p/>
        </draw:connector>
        <draw:connector draw:style-name="gr3" draw:text-style-name="P3" draw:layer="layout" draw:type="lines" svg:x1="20.925cm" svg:y1="32.816cm" svg:x2="8.572cm" svg:y2="21.196cm" draw:start-shape="id27" draw:start-glue-point="0" draw:end-shape="id18" draw:end-glue-point="2" svg:d="m20925 32816v-500l-12353-10620v-500">
          <text:p/>
        </draw:connector>
        <draw:connector draw:style-name="gr3" draw:text-style-name="P3" draw:layer="layout" draw:type="lines" svg:x1="20.925cm" svg:y1="32.816cm" svg:x2="8.572cm" svg:y2="16.587cm" draw:start-shape="id27" draw:start-glue-point="0" draw:end-shape="id17" draw:end-glue-point="2" svg:d="m20925 32816v-500l-12353-15229v-500">
          <text:p/>
        </draw:connector>
        <draw:connector draw:style-name="gr3" draw:text-style-name="P3" draw:layer="layout" draw:type="lines" svg:x1="20.925cm" svg:y1="32.816cm" svg:x2="8.572cm" svg:y2="11.738cm" draw:start-shape="id27" draw:start-glue-point="0" draw:end-shape="id16" draw:end-glue-point="2" svg:d="m20925 32816v-500l-12353-20078v-500">
          <text:p/>
        </draw:connector>
        <draw:connector draw:style-name="gr3" draw:text-style-name="P3" draw:layer="layout" draw:type="lines" svg:x1="20.925cm" svg:y1="32.816cm" svg:x2="8.572cm" svg:y2="7.13cm" draw:start-shape="id27" draw:start-glue-point="0" draw:end-shape="id15" draw:end-glue-point="2" svg:d="m20925 32816v-500l-12353-24686v-500">
          <text:p/>
        </draw:connector>
        <draw:connector draw:style-name="gr3" draw:text-style-name="P3" draw:layer="layout" draw:type="lines" svg:x1="4.417cm" svg:y1="57.347cm" svg:x2="7.233cm" svg:y2="57.347cm" draw:start-shape="id28" draw:start-glue-point="1" draw:end-shape="id26" draw:end-glue-point="3" svg:d="m4417 57347h500 1816 500">
          <text:p/>
        </draw:connector>
        <draw:connector draw:style-name="gr3" draw:text-style-name="P3" draw:layer="layout" draw:type="lines" svg:x1="4.389cm" svg:y1="53.674cm" svg:x2="7.233cm" svg:y2="52.715cm" draw:start-shape="id29" draw:start-glue-point="1" draw:end-shape="id25" draw:end-glue-point="3" svg:d="m4389 53674h500l1844-959h500">
          <text:p/>
        </draw:connector>
        <draw:connector draw:style-name="gr3" draw:text-style-name="P3" draw:layer="layout" draw:type="lines" svg:x1="4.389cm" svg:y1="47.655cm" svg:x2="7.233cm" svg:y2="48.107cm" draw:start-shape="id30" draw:start-glue-point="1" draw:end-shape="id24" draw:end-glue-point="3" svg:d="m4389 47655h500l1844 452h500">
          <text:p/>
        </draw:connector>
        <draw:connector draw:style-name="gr3" draw:text-style-name="P3" draw:layer="layout" draw:type="lines" svg:x1="4.389cm" svg:y1="41.637cm" svg:x2="7.233cm" svg:y2="43.498cm" draw:start-shape="id31" draw:start-glue-point="1" draw:end-shape="id23" svg:d="m4389 41637h500l1844 1861h500">
          <text:p/>
        </draw:connector>
        <draw:connector draw:style-name="gr3" draw:text-style-name="P3" draw:layer="layout" draw:type="lines" svg:x1="5.234cm" svg:y1="36.981cm" svg:x2="7.233cm" svg:y2="38.889cm" draw:start-shape="id32" draw:end-shape="id22" svg:d="m5234 36981h500l999 1908h500">
          <text:p/>
        </draw:connector>
        <draw:connector draw:style-name="gr3" draw:text-style-name="P3" draw:layer="layout" draw:type="lines" svg:x1="4.389cm" svg:y1="32.757cm" svg:x2="7.233cm" svg:y2="34.281cm" draw:start-shape="id33" draw:end-shape="id21" draw:end-glue-point="3" svg:d="m4389 32757h500l1844 1524h500">
          <text:p/>
        </draw:connector>
        <draw:connector draw:style-name="gr3" draw:text-style-name="P3" draw:layer="layout" draw:type="lines" svg:x1="4.475cm" svg:y1="28.746cm" svg:x2="7.233cm" svg:y2="29.672cm" draw:start-shape="id34" draw:start-glue-point="1" draw:end-shape="id20" draw:end-glue-point="3" svg:d="m4475 28746h500l1758 926h500">
          <text:p/>
        </draw:connector>
        <draw:connector draw:style-name="gr3" draw:text-style-name="P3" draw:layer="layout" draw:type="lines" svg:x1="4.389cm" svg:y1="24.865cm" svg:x2="7.233cm" svg:y2="25.063cm" draw:start-shape="id35" draw:start-glue-point="1" draw:end-shape="id19" draw:end-glue-point="3" svg:d="m4389 24865h500l1844 198h500">
          <text:p/>
        </draw:connector>
        <draw:connector draw:style-name="gr3" draw:text-style-name="P3" draw:layer="layout" draw:type="lines" svg:x1="5.41cm" svg:y1="21.142cm" svg:x2="7.233cm" svg:y2="20.455cm" draw:start-shape="id36" draw:start-glue-point="1" draw:end-shape="id18" draw:end-glue-point="3" svg:d="m5410 21142h500l823-687h500">
          <text:p/>
        </draw:connector>
        <draw:connector draw:style-name="gr3" draw:text-style-name="P3" draw:layer="layout" draw:type="lines" svg:x1="5.076cm" svg:y1="14.597cm" svg:x2="7.233cm" svg:y2="15.726cm" draw:start-shape="id37" draw:start-glue-point="1" draw:end-shape="id17" draw:end-glue-point="3" svg:d="m5076 14597h500l1157 1129h500">
          <text:p/>
        </draw:connector>
        <draw:connector draw:style-name="gr3" draw:text-style-name="P3" draw:layer="layout" draw:type="lines" svg:x1="4.389cm" svg:y1="6.937cm" svg:x2="7.233cm" svg:y2="10.997cm" draw:start-shape="id38" draw:start-glue-point="1" draw:end-shape="id16" draw:end-glue-point="3" svg:d="m4389 6937h500l1844 4060h500">
          <text:p/>
        </draw:connector>
        <draw:connector draw:style-name="gr3" draw:text-style-name="P3" draw:layer="layout" draw:type="lines" svg:x1="4.445cm" svg:y1="2.25cm" svg:x2="7.233cm" svg:y2="6.389cm" draw:start-shape="id39" draw:end-shape="id15" draw:end-glue-point="3" svg:d="m4445 2250h500l1788 4139h500">
          <text:p/>
        </draw:connector>
        <draw:connector draw:style-name="gr3" draw:text-style-name="P3" draw:layer="layout" draw:type="lines" svg:x1="4.445cm" svg:y1="2.25cm" svg:x2="7.233cm" svg:y2="2.25cm" draw:start-shape="id39" draw:end-shape="id40" draw:end-glue-point="3" svg:d="m4445 2250h500 1788 500">
          <text:p/>
        </draw:connector>
        <draw:connector draw:style-name="gr3" draw:text-style-name="P3" draw:layer="layout" draw:type="lines" svg:x1="9.912cm" svg:y1="2.25cm" svg:x2="13.393cm" svg:y2="2.25cm" draw:start-shape="id40" draw:start-glue-point="1" draw:end-shape="id41" draw:end-glue-point="3" svg:d="m9912 2250h500 2481 500">
          <text:p/>
        </draw:connector>
        <draw:connector draw:style-name="gr3" draw:text-style-name="P11" draw:layer="layout" draw:type="lines" svg:x1="37.56cm" svg:y1="55.606cm" svg:x2="34.294cm" svg:y2="57.173cm" draw:start-shape="id42" draw:end-shape="id14" draw:end-glue-point="1" svg:d="m37560 55606h-500l-2266 1567h-500">
          <text:p/>
        </draw:connector>
        <draw:connector draw:style-name="gr3" draw:text-style-name="P11" draw:layer="layout" draw:type="lines" svg:x1="37.56cm" svg:y1="51.282cm" svg:x2="34.294cm" svg:y2="52.628cm" draw:start-shape="id43" draw:start-glue-point="3" draw:end-shape="id13" draw:end-glue-point="1" svg:d="m37560 51282h-500l-2266 1346h-500">
          <text:p/>
        </draw:connector>
        <draw:connector draw:style-name="gr3" draw:text-style-name="P11" draw:layer="layout" draw:type="lines" svg:x1="37.56cm" svg:y1="46.274cm" svg:x2="34.294cm" svg:y2="48.083cm" draw:start-shape="id44" draw:start-glue-point="3" draw:end-shape="id12" draw:end-glue-point="1" svg:d="m37560 46274h-500l-2266 1809h-500">
          <text:p/>
        </draw:connector>
        <draw:connector draw:style-name="gr3" draw:text-style-name="P11" draw:layer="layout" draw:type="lines" svg:x1="37.56cm" svg:y1="41.617cm" svg:x2="34.294cm" svg:y2="43.537cm" draw:start-shape="id45" draw:start-glue-point="3" draw:end-shape="id11" draw:end-glue-point="1" svg:d="m37560 41617h-500l-2266 1920h-500">
          <text:p/>
        </draw:connector>
        <draw:connector draw:style-name="gr3" draw:text-style-name="P11" draw:layer="layout" draw:type="lines" svg:x1="37.56cm" svg:y1="37.804cm" svg:x2="34.294cm" svg:y2="38.992cm" draw:start-shape="id46" draw:start-glue-point="3" draw:end-shape="id10" draw:end-glue-point="1" svg:d="m37560 37804h-500l-2266 1188h-500">
          <text:p/>
        </draw:connector>
        <draw:connector draw:style-name="gr3" draw:text-style-name="P11" draw:layer="layout" draw:type="lines" svg:x1="37.56cm" svg:y1="34.136cm" svg:x2="34.294cm" svg:y2="34.447cm" draw:start-shape="id47" draw:start-glue-point="3" draw:end-shape="id9" draw:end-glue-point="1" svg:d="m37560 34136h-500l-2266 311h-500">
          <text:p/>
        </draw:connector>
        <draw:connector draw:style-name="gr3" draw:text-style-name="P11" draw:layer="layout" draw:type="lines" svg:x1="37.56cm" svg:y1="30.107cm" svg:x2="34.294cm" svg:y2="29.902cm" draw:start-shape="id48" draw:end-shape="id8" draw:end-glue-point="1" svg:d="m37560 30107h-500l-2266-205h-500">
          <text:p/>
        </draw:connector>
        <draw:connector draw:style-name="gr3" draw:text-style-name="P11" draw:layer="layout" draw:type="lines" svg:x1="37.56cm" svg:y1="25.053cm" svg:x2="34.294cm" svg:y2="25.356cm" draw:start-shape="id49" draw:end-shape="id7" draw:end-glue-point="1" svg:d="m37560 25053h-500l-2266 303h-500">
          <text:p/>
        </draw:connector>
        <draw:connector draw:style-name="gr3" draw:text-style-name="P11" draw:layer="layout" draw:type="lines" svg:x1="36.752cm" svg:y1="19.07cm" svg:x2="34.294cm" svg:y2="20.811cm" draw:start-shape="id50" draw:start-glue-point="3" draw:end-shape="id6" draw:end-glue-point="1" svg:d="m36752 19070h-500l-1458 1741h-500">
          <text:p/>
        </draw:connector>
        <draw:connector draw:style-name="gr3" draw:text-style-name="P11" draw:layer="layout" draw:type="lines" svg:x1="37.56cm" svg:y1="13.742cm" svg:x2="34.294cm" svg:y2="16.266cm" draw:start-shape="id51" draw:start-glue-point="3" draw:end-shape="id5" draw:end-glue-point="1" svg:d="m37560 13742h-500l-2266 2524h-500">
          <text:p/>
        </draw:connector>
        <draw:connector draw:style-name="gr3" draw:text-style-name="P11" draw:layer="layout" draw:type="lines" svg:x1="36.554cm" svg:y1="9.75cm" svg:x2="34.294cm" svg:y2="11.721cm" draw:start-shape="id52" draw:end-shape="id4" draw:end-glue-point="1" svg:d="m36554 9750h-500l-1260 1971h-500">
          <text:p/>
        </draw:connector>
        <draw:connector draw:style-name="gr3" draw:text-style-name="P11" draw:layer="layout" draw:type="lines" svg:x1="37.56cm" svg:y1="6.199cm" svg:x2="34.294cm" svg:y2="7.175cm" draw:start-shape="id53" draw:start-glue-point="3" draw:end-shape="id3" draw:end-glue-point="1" svg:d="m37560 6199h-500l-2266 976h-500">
          <text:p/>
        </draw:connector>
        <draw:connector draw:style-name="gr3" draw:text-style-name="P11" draw:layer="layout" draw:type="lines" svg:x1="37.56cm" svg:y1="2.617cm" svg:x2="34.294cm" svg:y2="2.63cm" draw:start-shape="id54" draw:start-glue-point="3" draw:end-shape="id2" draw:end-glue-point="1" svg:d="m37560 2617h-500l-2266 13h-500">
          <text:p/>
        </draw:connector>
        <draw:connector draw:style-name="gr3" draw:text-style-name="P3" draw:layer="layout" draw:type="lines" svg:x1="20.925cm" svg:y1="36.061cm" svg:x2="20.925cm" svg:y2="42.689cm" draw:start-shape="id27" draw:start-glue-point="2" draw:end-shape="id55" draw:end-glue-point="0" svg:d="m20925 36061v500 5628 500">
          <text:p/>
        </draw:connector>
        <draw:connector draw:style-name="gr3" draw:text-style-name="P3" draw:layer="layout" draw:type="lines" svg:x1="8.572cm" svg:y1="58.088cm" svg:x2="14.722cm" svg:y2="57.347cm" draw:start-shape="id26" draw:start-glue-point="2" draw:end-shape="id56" draw:end-glue-point="3" svg:d="m8572 58088v500l5650-1241h500">
          <text:p/>
        </draw:connector>
        <draw:custom-shape draw:style-name="gr85" draw:text-style-name="P12" draw:layer="layout" svg:width="8.787cm" svg:height="1.841cm" svg:x="16.588cm" svg:y="7.088cm">
          <text:p text:style-name="P3"><text:span text:style-name="T5">DB INVENTORY v.9</text:span></text:p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5-07-27T16:03:50</meta:creation-date>
    <dc:date>2009-05-12T09:34:40</dc:date>
    <meta:printed-by>Ludovic Drolez</meta:printed-by>
    <meta:print-date>2006-02-03T18:22:01</meta:print-date>
    <dc:language>en-US</dc:language>
    <meta:editing-cycles>26</meta:editing-cycles>
    <meta:editing-duration>PT43H49M58S</meta:editing-duration>
    <dc:creator>Nicolas Rueff</dc:creator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